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7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9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3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9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60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1" style:family="graphic" style:parent-style-name="objectwithoutfill">
      <style:graphic-properties svg:stroke-color="#009900" draw:fill="none" draw:textarea-vertical-align="middle"/>
    </style:style>
    <style:style style:name="gr72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7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6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7" style:family="graphic" style:parent-style-name="objectwithoutfill">
      <style:graphic-properties svg:stroke-color="#cc0000" draw:marker-end="Small_20_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7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13cm"/>
    </style:style>
    <style:style style:name="gr89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8cm"/>
    </style:style>
    <style:style style:name="gr9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="none"/>
      <style:paragraph-properties fo:text-align="center"/>
      <style:text-properties fo:color="#000066"/>
    </style:style>
    <style:style style:name="P16" style:family="paragraph">
      <loext:graphic-properties draw:fill-color="#ffffff"/>
      <style:paragraph-properties fo:text-align="center"/>
      <style:text-properties fo:color="#000066"/>
    </style:style>
    <style:style style:name="P17" style:family="paragraph">
      <loext:graphic-properties draw:fill="none" draw:fill-color="#ffffff"/>
      <style:text-properties fo:color="#000066" fo:font-size="18pt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9900" fo:font-size="18pt"/>
    </style:style>
    <style:style style:name="P21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text-properties fo:color="#0000cc" fo:font-size="18pt"/>
    </style:style>
    <style:style style:name="P25" style:family="paragraph">
      <loext:graphic-properties draw:fill="solid" draw:fill-color="#ffffff"/>
      <style:paragraph-properties fo:text-align="center"/>
      <style:text-properties fo:color="#000000"/>
    </style:style>
    <style:style style:name="P26" style:family="paragraph">
      <loext:graphic-properties draw:fill-color="#ffffff" draw:opacity="0%"/>
      <style:paragraph-properties fo:text-align="center"/>
      <style:text-properties fo:color="#0000cc"/>
    </style:style>
    <style:style style:name="P27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8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1" style:family="paragraph">
      <loext:graphic-properties draw:fill-color="#000000" draw:opacity="100%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style:paragraph-properties fo:text-align="center"/>
      <style:text-properties fo:color="#cc0000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</text:span><text:span text:style-name="T1">e</text:span><text:span text:style-name="T1">xt</text:span><text:span text:style-name="T1">’ </text:span><text:span text:style-name="T1">lo</text:span><text:span text:style-name="T1">c</text:span><text:span text:style-name="T1">a</text:span><text:span text:style-name="T1">t</text:span><text:span text:style-name="T1">o</text:span><text:span text:style-name="T1">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</text:span><text:span text:style-name="T2">r</text:span><text:span text:style-name="T2">e</text:span><text:span text:style-name="T2">v’ </text:span><text:span text:style-name="T2">lo</text:span><text:span text:style-name="T2">c</text:span><text:span text:style-name="T2">a</text:span><text:span text:style-name="T2">t</text:span><text:span text:style-name="T2">o</text:span><text:span text:style-name="T2">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</text:span><text:span text:style-name="T2">h</text:span><text:span text:style-name="T2">e </text:span><text:span text:style-name="T2">lo</text:span><text:span text:style-name="T2">c</text:span><text:span text:style-name="T2">a</text:span><text:span text:style-name="T2">ti</text:span><text:span text:style-name="T2">o</text:span><text:span text:style-name="T2">n </text:span><text:span text:style-name="T2">in</text:span><text:span text:style-name="T2">di</text:span><text:span text:style-name="T2">c</text:span><text:span text:style-name="T2">a</text:span><text:span text:style-name="T2">t</text:span><text:span text:style-name="T2">e</text:span><text:span text:style-name="T2">d </text:span></text:p>
            <text:p><text:span text:style-name="T2">b</text:span><text:span text:style-name="T2">y </text:span><text:span text:style-name="T2">t</text:span><text:span text:style-name="T2">h</text:span><text:span text:style-name="T2">e </text:span><text:span text:style-name="T2">h</text:span><text:span text:style-name="T2">a</text:span><text:span text:style-name="T2">s</text:span><text:span text:style-name="T2">h </text:span><text:span text:style-name="T2">v</text:span><text:span text:style-name="T2">al</text:span><text:span text:style-name="T2">u</text:span><text:span text:style-name="T2">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</text:span><text:span text:style-name="T1">le</text:span><text:span text:style-name="T1">m</text:span><text:span text:style-name="T1">e</text:span><text:span text:style-name="T1">n</text:span><text:span text:style-name="T1">t </text:span><text:span text:style-name="T1">st</text:span><text:span text:style-name="T1">o</text:span><text:span text:style-name="T1">ri</text:span><text:span text:style-name="T1">n</text:span><text:span text:style-name="T1">g</text:span></text:p>
            <text:p><text:span text:style-name="T1">k</text:span><text:span text:style-name="T1">e</text:span><text:span text:style-name="T1">y</text:span><text:span text:style-name="T1">-</text:span><text:span text:style-name="T1">v</text:span><text:span text:style-name="T1">al</text:span><text:span text:style-name="T1">u</text:span><text:span text:style-name="T1">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</text:span><text:span text:style-name="T1">m</text:span><text:span text:style-name="T1">p</text:span><text:span text:style-name="T1">ty </text:span><text:span text:style-name="T1">e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</text:span><text:span text:style-name="T2">n</text:span><text:span text:style-name="T2">s</text:span><text:span text:style-name="T2">e</text:span><text:span text:style-name="T2">rt</text:span><text:span text:style-name="T2">io</text:span><text:span text:style-name="T2">n </text:span><text:span text:style-name="T2">o</text:span><text:span text:style-name="T2">f </text:span><text:span text:style-name="T2">a </text:span></text:p>
            <text:p><text:span text:style-name="T2">n</text:span><text:span text:style-name="T2">e</text:span><text:span text:style-name="T2">w </text:span><text:span text:style-name="T2">k</text:span><text:span text:style-name="T2">e</text:span><text:span text:style-name="T2">y</text:span><text:span text:style-name="T2">-</text:span><text:span text:style-name="T2">v</text:span><text:span text:style-name="T2">al</text:span><text:span text:style-name="T2">u</text:span><text:span text:style-name="T2">e </text:span><text:span text:style-name="T2">p</text:span><text:span text:style-name="T2">ai</text:span><text:span text:style-name="T2">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</text:span><text:span text:style-name="T1">o</text:span><text:span text:style-name="T1">vi</text:span><text:span text:style-name="T1">n</text:span><text:span text:style-name="T1">g </text:span><text:span text:style-name="T1">st</text:span><text:span text:style-name="T1">o</text:span><text:span text:style-name="T1">r</text:span><text:span text:style-name="T1">e</text:span><text:span text:style-name="T1">d</text:span></text:p>
            <text:p><text:span text:style-name="T2">k</text:span><text:span text:style-name="T2">e</text:span><text:span text:style-name="T2">y</text:span><text:span text:style-name="T2">-</text:span><text:span text:style-name="T2">v</text:span><text:span text:style-name="T2">al</text:span><text:span text:style-name="T2">u</text:span><text:span text:style-name="T2">e </text:span><text:span text:style-name="T2">p</text:span><text:span text:style-name="T2">ai</text:span><text:span text:style-name="T2">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o</text:span><text:span text:style-name="T2">n</text:span></text:p>
            <text:p><text:span text:style-name="T2">n</text:span><text:span text:style-name="T2">u</text:span><text:span text:style-name="T2">m</text:span><text:span text:style-name="T2">b</text:span><text:span text:style-name="T2">e</text:span><text:span text:style-name="T2">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</text:span><text:span text:style-name="T3">p</text:span><text:span text:style-name="T3">e</text:span><text:span text:style-name="T3">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</text:span><text:span text:style-name="T1">u</text:span><text:span text:style-name="T1">tti</text:span><text:span text:style-name="T1">n</text:span><text:span text:style-name="T1">g </text:span><text:span text:style-name="T1">a </text:span><text:span text:style-name="T1">c</text:span><text:span text:style-name="T1">o</text:span><text:span text:style-name="T1">n</text:span><text:span text:style-name="T1">n</text:span><text:span text:style-name="T1">e</text:span><text:span text:style-name="T1">ct</text:span><text:span text:style-name="T1">io</text:span><text:span text:style-name="T1">n </text:span><text:span text:style-name="T1">o</text:span><text:span text:style-name="T1">f </text:span><text:span text:style-name="T1">lo</text:span><text:span text:style-name="T1">c</text:span><text:span text:style-name="T1">a</text:span><text:span text:style-name="T1">t</text:span><text:span text:style-name="T1">or</text:span><text:span text:style-name="T1">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</text:span><text:span text:style-name="T4">x</text:span><text:span text:style-name="T4">_</text:span><text:span text:style-name="T4">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</text:span><text:span text:style-name="T4">r</text:span><text:span text:style-name="T4">e</text:span><text:span text:style-name="T4">vI</text:span><text:span text:style-name="T4">d</text:span><text:span text:style-name="T4">x</text:span><text:span text:style-name="T4">_</text:span><text:span text:style-name="T4">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</text:span><text:span text:style-name="T4">e</text:span><text:span text:style-name="T4">xt</text:span><text:span text:style-name="T4">I</text:span><text:span text:style-name="T4">d</text:span><text:span text:style-name="T4">x</text:span><text:span text:style-name="T4">_</text:span><text:span text:style-name="T4">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</text:span><text:span text:style-name="T4">e</text:span><text:span text:style-name="T4">xt</text:span><text:span text:style-name="T4">_</text:span><text:span text:style-name="T4">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t</text:span><text:span text:style-name="T4">_</text:span><text:span text:style-name="T4">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</text:span><text:span text:style-name="T4">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/><text:s text:c="3"/><text:s text:c="3"/><text:s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</text:span><text:span text:style-name="T4">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/><text:s text:c="3"/><text:s text:c="3"/><text:s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</text:span><text:span text:style-name="T5">r</text:span><text:span text:style-name="T5">e</text:span><text:span text:style-name="T5">v’ </text:span><text:span text:style-name="T5">a</text:span><text:span text:style-name="T5">n</text:span><text:span text:style-name="T5">d </text:span><text:span text:style-name="T5">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</text:span><text:span text:style-name="T5">e</text:span><text:span text:style-name="T5">xt</text:span><text:span text:style-name="T5">’ </text:span><text:span text:style-name="T5">a</text:span><text:span text:style-name="T5">n</text:span><text:span text:style-name="T5">d </text:span><text:span text:style-name="T5">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</text:span><text:span text:style-name="T5">r</text:span><text:span text:style-name="T5">e</text:span><text:span text:style-name="T5">v’ </text:span><text:span text:style-name="T5">a</text:span><text:span text:style-name="T5">n</text:span><text:span text:style-name="T5">d </text:span><text:span text:style-name="T5">‘n</text:span><text:span text:style-name="T5">e</text:span><text:span text:style-name="T5">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6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i</text:span><text:span text:style-name="T6">n</text:span><text:span text:style-name="T6">s</text:span><text:span text:style-name="T6">e</text:span><text:span text:style-name="T6">rt</text:span><text:span text:style-name="T6">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0</text:span><text:span text:style-name="T6">1 </text:span><text:span text:style-name="T6">(</text:span><text:span text:style-name="T6">h</text:span><text:span text:style-name="T6">a</text:span><text:span text:style-name="T6">r</text:span><text:span text:style-name="T6">d</text:span><text:span text:style-name="T6">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</text:span><text:span text:style-name="T8">p</text:span><text:span text:style-name="T8">e</text:span><text:span text:style-name="T8">. </text:span><text:span text:style-name="T8">1</text:span><text:span text:style-name="T8">.</text:span><text:span text:style-name="T9"> </text:span><text:span text:style-name="T9">N</text:span><text:span text:style-name="T9">e</text:span><text:span text:style-name="T9">w </text:span><text:span text:style-name="T9">in</text:span><text:span text:style-name="T9">s</text:span><text:span text:style-name="T9">e</text:span><text:span text:style-name="T9">rt</text:span><text:span text:style-name="T9">io</text:span><text:span text:style-name="T9">n </text:span><text:span text:style-name="T9">o</text:span><text:span text:style-name="T9">f </text:span><text:span text:style-name="T9">a </text:span><text:span text:style-name="T9">k</text:span><text:span text:style-name="T9">e</text:span><text:span text:style-name="T9">y</text:span><text:span text:style-name="T9">-</text:span><text:span text:style-name="T9">v</text:span><text:span text:style-name="T9">al</text:span><text:span text:style-name="T9">u</text:span><text:span text:style-name="T9">e </text:span><text:span text:style-name="T9">p</text:span><text:span text:style-name="T9">ai</text:span><text:span text:style-name="T9">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84cm" svg:height="0.962cm" svg:x="3.08cm" svg:y="10.524cm">
          <draw:text-box>
            <text:p><text:span text:style-name="T4">id</text:span><text:span text:style-name="T4">x</text:span><text:span text:style-name="T4">_</text:span><text:span text:style-name="T4">f</text:span></text:p>
          </draw:text-box>
        </draw:frame>
        <draw:frame draw:style-name="gr42" draw:text-style-name="P12" draw:layer="layout" svg:width="1.095cm" svg:height="0.662cm" svg:x="3.11cm" svg:y="8.5cm">
          <draw:text-box>
            <text:p text:style-name="P11"><text:span text:style-name="T10">firs</text:span><text:span text:style-name="T10">t</text:span></text:p>
          </draw:text-box>
        </draw:frame>
        <draw:path draw:style-name="gr43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l</text:span><text:span text:style-name="T9">u</text:span><text:span text:style-name="T9">e</text:span></text:p>
          </draw:text-box>
        </draw:frame>
        <draw:frame draw:style-name="gr46" draw:text-style-name="P14" draw:layer="layout" svg:width="1.501cm" svg:height="0.662cm" svg:x="5.025cm" svg:y="6.001cm">
          <draw:text-box>
            <text:p text:style-name="P11"><text:span text:style-name="T11">e</text:span><text:span text:style-name="T11">m</text:span><text:span text:style-name="T11">pty</text:span></text:p>
          </draw:text-box>
        </draw:frame>
        <draw:line draw:style-name="gr43" draw:text-style-name="P2" draw:layer="layout" svg:x1="5.264cm" svg:y1="6.319cm" svg:x2="6.287cm" svg:y2="6.319cm">
          <text:p/>
        </draw:line>
        <draw:line draw:style-name="gr43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i</text:span><text:span text:style-name="T6">n</text:span><text:span text:style-name="T6">s</text:span><text:span text:style-name="T6">e</text:span><text:span text:style-name="T6">rt</text:span><text:span text:style-name="T6">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0</text:span><text:span text:style-name="T6">2 </text:span><text:span text:style-name="T6">(</text:span><text:span text:style-name="T6">h</text:span><text:span text:style-name="T6">a</text:span><text:span text:style-name="T6">r</text:span><text:span text:style-name="T6">d</text:span><text:span text:style-name="T6">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</text:span><text:span text:style-name="T11">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4.5cm" svg:y1="11.5cm" svg:x2="14.5cm" svg:y2="7.5cm">
          <text:p/>
        </draw:line>
        <draw:line draw:style-name="gr47" draw:text-style-name="P15" draw:layer="layout" svg:x1="7.001cm" svg:y1="12.501cm" svg:x2="7.001cm" svg:y2="11.802cm">
          <text:p/>
        </draw:line>
        <draw:line draw:style-name="gr47" draw:text-style-name="P15" draw:layer="layout" svg:x1="10.001cm" svg:y1="12.502cm" svg:x2="10.001cm" svg:y2="11.802cm">
          <text:p/>
        </draw:line>
        <draw:line draw:style-name="gr47" draw:text-style-name="P2" draw:layer="layout" svg:x1="5.501cm" svg:y1="11.503cm" svg:x2="5.501cm" svg:y2="7.503cm">
          <text:p/>
        </draw:line>
        <draw:line draw:style-name="gr47" draw:text-style-name="P2" draw:layer="layout" svg:x1="8.501cm" svg:y1="11.503cm" svg:x2="8.501cm" svg:y2="7.503cm">
          <text:p/>
        </draw:line>
        <draw:line draw:style-name="gr47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503cm" svg:x2="6.001cm" svg:y2="6.503cm">
          <text:p/>
        </draw:line>
        <draw:line draw:style-name="gr50" draw:text-style-name="P2" draw:layer="layout" svg:x1="7.001cm" svg:y1="6.503cm" svg:x2="9.001cm" svg:y2="6.503cm">
          <text:p/>
        </draw:line>
        <draw:line draw:style-name="gr50" draw:text-style-name="P2" draw:layer="layout" svg:x1="10.001cm" svg:y1="8.503cm" svg:x2="8.001cm" svg:y2="8.503cm">
          <text:p/>
        </draw:line>
        <draw:frame draw:style-name="gr51" draw:text-style-name="P7" draw:layer="layout" svg:width="3.283cm" svg:height="0.962cm" svg:x="5.362cm" svg:y="11.02cm">
          <draw:text-box>
            <text:p><text:span text:style-name="T4">p</text:span><text:span text:style-name="T4">r</text:span><text:span text:style-name="T4">e</text:span><text:span text:style-name="T4">v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8.964cm" svg:y="11.02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.001cm" svg:y1="12.286cm" svg:x2="10.001cm" svg:y2="12.286cm">
          <text:p/>
        </draw:line>
        <draw:frame draw:style-name="gr54" draw:text-style-name="P8" draw:layer="layout" svg:width="2.437cm" svg:height="0.962cm" svg:x="7.283cm" svg:y="12.178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line draw:style-name="gr55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l</text:span><text:span text:style-name="T9">u</text:span><text:span text:style-name="T9">e</text:span></text:p>
          </draw:text-box>
        </draw:frame>
        <draw:line draw:style-name="gr56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3.002cm" svg:y1="6.502cm" svg:x2="15.002cm" svg:y2="6.502cm">
          <text:p/>
        </draw:line>
        <draw:line draw:style-name="gr49" draw:text-style-name="P2" draw:layer="layout" svg:x1="16.002cm" svg:y1="8.502cm" svg:x2="14.002cm" svg:y2="8.502cm">
          <text:p/>
        </draw:line>
        <draw:line draw:style-name="gr57" draw:text-style-name="P2" draw:layer="layout" svg:x1="10.001cm" svg:y1="6.501cm" svg:x2="12.001cm" svg:y2="6.501cm">
          <text:p/>
        </draw:line>
        <draw:line draw:style-name="gr57" draw:text-style-name="P2" draw:layer="layout" svg:x1="13.001cm" svg:y1="8.501cm" svg:x2="11.001cm" svg:y2="8.501cm">
          <text:p/>
        </draw:line>
        <draw:path draw:style-name="gr58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9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60" draw:text-style-name="P2" draw:layer="layout" svg:x1="12.673cm" svg:y1="6.172cm" svg:x2="12.173cm" svg:y2="6.585cm">
            <text:p/>
          </draw:line>
          <draw:line draw:style-name="gr60" draw:text-style-name="P2" draw:layer="layout" svg:x1="12.323cm" svg:y1="6.172cm" svg:x2="12.523cm" svg:y2="6.585cm">
            <text:p/>
          </draw:line>
        </draw:g>
        <draw:custom-shape draw:style-name="gr4" draw:text-style-name="P16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cm" svg:y="4.532cm">
          <draw:text-box>
            <text:p><text:span text:style-name="T12">O</text:span><text:span text:style-name="T12">p</text:span><text:span text:style-name="T12">e</text:span><text:span text:style-name="T12">. </text:span><text:span text:style-name="T12">0</text:span><text:span text:style-name="T12">.</text:span><text:span text:style-name="T13"> </text:span><text:span text:style-name="T13">4 </text:span><text:span text:style-name="T13">k</text:span><text:span text:style-name="T13">e</text:span><text:span text:style-name="T13">y</text:span><text:span text:style-name="T13">-</text:span><text:span text:style-name="T13">v</text:span><text:span text:style-name="T13">al</text:span><text:span text:style-name="T13">u</text:span><text:span text:style-name="T13">e </text:span><text:span text:style-name="T13">p</text:span><text:span text:style-name="T13">a</text:span><text:span text:style-name="T13">ri</text:span><text:span text:style-name="T13">s </text:span><text:span text:style-name="T13">a</text:span><text:span text:style-name="T13">r</text:span><text:span text:style-name="T13">e </text:span><text:span text:style-name="T13">al</text:span><text:span text:style-name="T13">r</text:span><text:span text:style-name="T13">e</text:span><text:span text:style-name="T13">a</text:span><text:span text:style-name="T13">d</text:span><text:span text:style-name="T13">y </text:span><text:span text:style-name="T13">in</text:span><text:span text:style-name="T13">s</text:span><text:span text:style-name="T13">e</text:span><text:span text:style-name="T13">rt</text:span><text:span text:style-name="T13">e</text:span><text:span text:style-name="T13">d</text:span><text:span text:style-name="T13">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</text:span><text:span text:style-name="T8">p</text:span><text:span text:style-name="T8">e</text:span><text:span text:style-name="T8">. </text:span><text:span text:style-name="T8">1</text:span><text:span text:style-name="T8">.</text:span><text:span text:style-name="T9"> </text:span><text:span text:style-name="T9">N</text:span><text:span text:style-name="T9">e</text:span><text:span text:style-name="T9">w </text:span><text:span text:style-name="T9">in</text:span><text:span text:style-name="T9">s</text:span><text:span text:style-name="T9">e</text:span><text:span text:style-name="T9">rt</text:span><text:span text:style-name="T9">io</text:span><text:span text:style-name="T9">n </text:span><text:span text:style-name="T9">o</text:span><text:span text:style-name="T9">f </text:span><text:span text:style-name="T9">a </text:span><text:span text:style-name="T9">k</text:span><text:span text:style-name="T9">e</text:span><text:span text:style-name="T9">y</text:span><text:span text:style-name="T9">-</text:span><text:span text:style-name="T9">v</text:span><text:span text:style-name="T9">al</text:span><text:span text:style-name="T9">u</text:span><text:span text:style-name="T9">e </text:span><text:span text:style-name="T9">p</text:span><text:span text:style-name="T9">ai</text:span><text:span text:style-name="T9">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7.832cm" svg:y1="8.422cm" svg:x2="7.332cm" svg:y2="8.835cm">
            <text:p/>
          </draw:line>
          <draw:line draw:style-name="gr60" draw:text-style-name="P2" draw:layer="layout" svg:x1="7.482cm" svg:y1="8.422cm" svg:x2="7.682cm" svg:y2="8.835cm">
            <text:p/>
          </draw:line>
        </draw:g>
        <draw:line draw:style-name="gr47" draw:text-style-name="P15" draw:layer="layout" svg:x1="13.001cm" svg:y1="13.505cm" svg:x2="13.001cm" svg:y2="11.805cm">
          <text:p/>
        </draw:line>
        <draw:line draw:style-name="gr47" draw:text-style-name="P2" draw:layer="layout" svg:x1="11.501cm" svg:y1="11.506cm" svg:x2="11.501cm" svg:y2="7.506cm">
          <text:p/>
        </draw:line>
        <draw:frame draw:style-name="gr62" draw:text-style-name="P7" draw:layer="layout" svg:width="3.249cm" svg:height="0.962cm" svg:x="11.363cm" svg:y="11.028cm">
          <draw:text-box>
            <text:p><text:span text:style-name="T4">n</text:span><text:span text:style-name="T4">e</text:span><text:span text:style-name="T4">xt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10.001cm" svg:y1="12.286cm" svg:x2="13.001cm" svg:y2="12.286cm">
          <text:p/>
        </draw:line>
        <draw:frame draw:style-name="gr63" draw:text-style-name="P8" draw:layer="layout" svg:width="2.403cm" svg:height="0.962cm" svg:x="10.299cm" svg:y="12.178cm">
          <draw:text-box>
            <text:p><text:span text:style-name="T4">n</text:span><text:span text:style-name="T4">e</text:span><text:span text:style-name="T4">xt</text:span><text:span text:style-name="T4">_</text:span><text:span text:style-name="T4">e</text:span></text:p>
          </draw:text-box>
        </draw:frame>
        <draw:line draw:style-name="gr53" draw:text-style-name="P15" draw:layer="layout" svg:x1="7.001cm" svg:y1="13.286cm" svg:x2="13.001cm" svg:y2="13.289cm">
          <text:p/>
        </draw:line>
        <draw:frame draw:style-name="gr64" draw:text-style-name="P8" draw:layer="layout" svg:width="3.986cm" svg:height="0.962cm" svg:x="8.011cm" svg:y="13.178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t</text:span><text:span text:style-name="T4">_</text:span><text:span text:style-name="T4">e</text:span></text:p>
          </draw:text-box>
        </draw:frame>
        <draw:frame draw:style-name="gr42" draw:text-style-name="P14" draw:layer="layout" svg:width="1.095cm" svg:height="0.662cm" svg:x="15.811cm" svg:y="8.5cm">
          <draw:text-box>
            <text:p text:style-name="P11"><text:span text:style-name="T11">las</text:span><text:span text:style-name="T11">t</text:span></text:p>
          </draw:text-box>
        </draw:frame>
        <draw:frame draw:style-name="gr46" draw:text-style-name="P14" draw:layer="layout" svg:width="1.501cm" svg:height="0.662cm" svg:x="9.412cm" svg:y="8.5cm">
          <draw:text-box>
            <text:p text:style-name="P11"><text:span text:style-name="T11">e</text:span><text:span text:style-name="T11">m</text:span><text:span text:style-name="T11">pty</text:span></text:p>
          </draw:text-box>
        </draw:frame>
        <draw:line draw:style-name="gr43" draw:text-style-name="P2" draw:layer="layout" svg:x1="9.651cm" svg:y1="8.818cm" svg:x2="10.674cm" svg:y2="8.818cm">
          <text:p/>
        </draw:line>
        <draw:line draw:style-name="gr43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i</text:span><text:span text:style-name="T6">n</text:span><text:span text:style-name="T6">s</text:span><text:span text:style-name="T6">e</text:span><text:span text:style-name="T6">rt</text:span><text:span text:style-name="T6">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0</text:span><text:span text:style-name="T6">3 </text:span><text:span text:style-name="T6">(</text:span><text:span text:style-name="T6">h</text:span><text:span text:style-name="T6">a</text:span><text:span text:style-name="T6">r</text:span><text:span text:style-name="T6">d</text:span><text:span text:style-name="T6">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7cm" svg:y1="12.502cm" svg:x2="7cm" svg:y2="11.803cm">
          <text:p/>
        </draw:line>
        <draw:line draw:style-name="gr47" draw:text-style-name="P15" draw:layer="layout" svg:x1="10cm" svg:y1="12.503cm" svg:x2="10cm" svg:y2="11.803cm">
          <text:p/>
        </draw:line>
        <draw:line draw:style-name="gr47" draw:text-style-name="P2" draw:layer="layout" svg:x1="5.5cm" svg:y1="11.504cm" svg:x2="5.5cm" svg:y2="7.504cm">
          <text:p/>
        </draw:line>
        <draw:line draw:style-name="gr47" draw:text-style-name="P2" draw:layer="layout" svg:x1="8.5cm" svg:y1="11.504cm" svg:x2="8.5cm" svg:y2="7.504cm">
          <text:p/>
        </draw:line>
        <draw:line draw:style-name="gr47" draw:text-style-name="P2" draw:layer="layout" svg:x1="11.5cm" svg:y1="11.504cm" svg:x2="11.5cm" svg:y2="7.504cm">
          <text:p/>
        </draw:line>
        <draw:custom-shape draw:style-name="gr48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4cm" svg:x2="6cm" svg:y2="6.504cm">
          <text:p/>
        </draw:line>
        <draw:line draw:style-name="gr50" draw:text-style-name="P2" draw:layer="layout" svg:x1="7cm" svg:y1="6.504cm" svg:x2="9cm" svg:y2="6.504cm">
          <text:p/>
        </draw:line>
        <draw:line draw:style-name="gr50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0.586cm" svg:height="0.962cm" svg:x="3cm" svg:y="4.531cm">
          <draw:text-box>
            <text:p><text:span text:style-name="T12">Ope. 0.</text:span><text:span text:style-name="T13"> 2 keys are already inserted.</text:span></text:p>
          </draw:text-box>
        </draw:frame>
        <draw:frame draw:style-name="gr51" draw:text-style-name="P7" draw:layer="layout" svg:width="3.283cm" svg:height="0.962cm" svg:x="5.361cm" svg:y="11.026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3cm" svg:y="11.026cm">
          <draw:text-box>
            <text:p><text:span text:style-name="T4">Idx_e</text:span></text:p>
          </draw:text-box>
        </draw:frame>
        <draw:line draw:style-name="gr53" draw:text-style-name="P15" draw:layer="layout" svg:x1="7cm" svg:y1="12.287cm" svg:x2="10cm" svg:y2="12.287cm">
          <text:p/>
        </draw:line>
        <draw:frame draw:style-name="gr54" draw:text-style-name="P8" draw:layer="layout" svg:width="2.437cm" svg:height="0.962cm" svg:x="7.282cm" svg:y="12.179cm">
          <draw:text-box>
            <text:p><text:span text:style-name="T4">prev_e</text:span></text:p>
          </draw:text-box>
        </draw:frame>
        <draw:line draw:style-name="gr55" draw:text-style-name="P2" draw:layer="layout" svg:x1="8.501cm" svg:y1="9.996cm" svg:x2="8.501cm" svg:y2="9.996cm">
          <text:p/>
        </draw:line>
        <draw:line draw:style-name="gr56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e</text:span><text:span text:style-name="T9">y-</text:span></text:p>
            <text:p><text:span text:style-name="T9">val</text:span><text:span text:style-name="T9">u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</text:span><text:span text:style-name="T8">p</text:span><text:span text:style-name="T8">e. </text:span><text:span text:style-name="T8">1.</text:span><text:span text:style-name="T9"> </text:span><text:span text:style-name="T9">N</text:span><text:span text:style-name="T9">e</text:span><text:span text:style-name="T9">w </text:span><text:span text:style-name="T9">in</text:span><text:span text:style-name="T9">s</text:span><text:span text:style-name="T9">er</text:span><text:span text:style-name="T9">ti</text:span><text:span text:style-name="T9">o</text:span><text:span text:style-name="T9">n </text:span><text:span text:style-name="T9">of </text:span><text:span text:style-name="T9">a </text:span><text:span text:style-name="T9">k</text:span><text:span text:style-name="T9">e</text:span><text:span text:style-name="T9">y-</text:span><text:span text:style-name="T9">v</text:span><text:span text:style-name="T9">al</text:span><text:span text:style-name="T9">u</text:span><text:span text:style-name="T9">e </text:span><text:span text:style-name="T9">p</text:span><text:span text:style-name="T9">ai</text:span><text:span text:style-name="T9">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4" draw:layer="layout" svg:width="1.095cm" svg:height="0.662cm" svg:x="3.11cm" svg:y="8.5cm">
          <draw:text-box>
            <text:p text:style-name="P11"><text:span text:style-name="T11">firs</text:span><text:span text:style-name="T11">t</text:span></text:p>
          </draw:text-box>
        </draw:frame>
        <draw:frame draw:style-name="gr42" draw:text-style-name="P12" draw:layer="layout" svg:width="1.095cm" svg:height="0.662cm" svg:x="9.812cm" svg:y="8.5cm">
          <draw:text-box>
            <text:p text:style-name="P11"><text:span text:style-name="T10">las</text:span><text:span text:style-name="T10">t</text:span></text:p>
          </draw:text-box>
        </draw:frame>
        <draw:frame draw:style-name="gr42" draw:text-style-name="P14" draw:layer="layout" svg:width="1.095cm" svg:height="0.662cm" svg:x="6.813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7cm" svg:y1="8.82cm" svg:x2="7.7cm" svg:y2="8.82cm">
          <text:p/>
        </draw:line>
        <draw:line draw:style-name="gr43" draw:text-style-name="P2" draw:layer="layout" svg:x1="7cm" svg:y1="8.9cm" svg:x2="7.7cm" svg:y2="8.9cm">
          <text:p/>
        </draw:line>
        <draw:frame draw:style-name="gr46" draw:text-style-name="P14" draw:layer="layout" svg:width="1.501cm" svg:height="0.662cm" svg:x="11.025cm" svg:y="6cm">
          <draw:text-box>
            <text:p text:style-name="P11"><text:span text:style-name="T11">empty</text:span></text:p>
          </draw:text-box>
        </draw:frame>
        <draw:line draw:style-name="gr43" draw:text-style-name="P2" draw:layer="layout" svg:x1="11.264cm" svg:y1="6.318cm" svg:x2="12.287cm" svg:y2="6.318cm">
          <text:p/>
        </draw:line>
        <draw:line draw:style-name="gr43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i</text:span><text:span text:style-name="T6">n</text:span><text:span text:style-name="T6">s</text:span><text:span text:style-name="T6">e</text:span><text:span text:style-name="T6">rt</text:span><text:span text:style-name="T6">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0</text:span><text:span text:style-name="T6">4 </text:span><text:span text:style-name="T6">(</text:span><text:span text:style-name="T6">h</text:span><text:span text:style-name="T6">a</text:span><text:span text:style-name="T6">r</text:span><text:span text:style-name="T6">d</text:span><text:span text:style-name="T6">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2cm" svg:x2="14.5cm" svg:y2="7.0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3cm" svg:x2="5.5cm" svg:y2="7.003cm">
          <text:p/>
        </draw:line>
        <draw:line draw:style-name="gr47" draw:text-style-name="P2" draw:layer="layout" svg:x1="8.5cm" svg:y1="11.003cm" svg:x2="8.5cm" svg:y2="7.003cm">
          <text:p/>
        </draw:line>
        <draw:line draw:style-name="gr47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3cm" svg:x2="6cm" svg:y2="6.003cm">
          <text:p/>
        </draw:line>
        <draw:line draw:style-name="gr50" draw:text-style-name="P2" draw:layer="layout" svg:x1="7cm" svg:y1="6.003cm" svg:x2="9cm" svg:y2="6.003cm">
          <text:p/>
        </draw:line>
        <draw:line draw:style-name="gr50" draw:text-style-name="P2" draw:layer="layout" svg:x1="10cm" svg:y1="8.003cm" svg:x2="8cm" svg:y2="8.003cm">
          <text:p/>
        </draw:line>
        <draw:custom-shape draw:style-name="gr4" draw:text-style-name="P16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3cm">
          <draw:text-box>
            <text:p><text:span text:style-name="T13">3 </text:span><text:span text:style-name="T13">k</text:span><text:span text:style-name="T13">e</text:span><text:span text:style-name="T13">y</text:span><text:span text:style-name="T13">s </text:span><text:span text:style-name="T13">a</text:span><text:span text:style-name="T13">r</text:span><text:span text:style-name="T13">e</text:span></text:p>
            <text:p><text:span text:style-name="T13">al</text:span><text:span text:style-name="T13">r</text:span><text:span text:style-name="T13">e</text:span><text:span text:style-name="T13">a</text:span><text:span text:style-name="T13">d</text:span><text:span text:style-name="T13">y </text:span><text:span text:style-name="T13">in</text:span><text:span text:style-name="T13">s</text:span><text:span text:style-name="T13">e</text:span><text:span text:style-name="T13">rt</text:span><text:span text:style-name="T13">e</text:span><text:span text:style-name="T13">d</text:span><text:span text:style-name="T13">.</text:span></text:p>
          </draw:text-box>
        </draw:frame>
        <draw:frame draw:style-name="gr66" draw:text-style-name="P19" draw:layer="layout" svg:width="2.623cm" svg:height="0.962cm" svg:x="3cm" svg:y="2.731cm">
          <draw:text-box>
            <text:p><text:span text:style-name="T12">O</text:span><text:span text:style-name="T12">p</text:span><text:span text:style-name="T12">e</text:span><text:span text:style-name="T12">. </text:span><text:span text:style-name="T12">0</text:span><text:span text:style-name="T12">.</text:span></text:p>
          </draw:text-box>
        </draw:frame>
        <draw:frame draw:style-name="gr51" draw:text-style-name="P7" draw:layer="layout" svg:width="3.283cm" svg:height="0.962cm" svg:x="5.361cm" svg:y="10.525cm">
          <draw:text-box>
            <text:p><text:span text:style-name="T4">p</text:span><text:span text:style-name="T4">r</text:span><text:span text:style-name="T4">e</text:span><text:span text:style-name="T4">v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8.963cm" svg:y="10.525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cm" svg:y1="11.786cm" svg:x2="10cm" svg:y2="11.786cm">
          <text:p/>
        </draw:line>
        <draw:frame draw:style-name="gr54" draw:text-style-name="P8" draw:layer="layout" svg:width="2.437cm" svg:height="0.962cm" svg:x="7.282cm" svg:y="11.678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0" draw:layer="layout" svg:width="2.016cm" svg:height="1.673cm" svg:x="9.001cm" svg:y="6.19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l</text:span><text:span text:style-name="T14">u</text:span><text:span text:style-name="T14">e</text:span></text:p>
          </draw:text-box>
        </draw:frame>
        <draw:line draw:style-name="gr56" draw:text-style-name="P2" draw:layer="layout" svg:x1="7.002cm" svg:y1="8.002cm" svg:x2="5.002cm" svg:y2="8.002cm">
          <text:p/>
        </draw:line>
        <draw:frame draw:style-name="gr67" draw:text-style-name="P10" draw:layer="layout" svg:width="5.574cm" svg:height="1.673cm" svg:x="12cm" svg:y="3.533cm">
          <draw:text-box>
            <text:p><text:span text:style-name="T9">N</text:span><text:span text:style-name="T9">e</text:span><text:span text:style-name="T9">w </text:span><text:span text:style-name="T9">in</text:span><text:span text:style-name="T9">s</text:span><text:span text:style-name="T9">e</text:span><text:span text:style-name="T9">rt</text:span><text:span text:style-name="T9">io</text:span><text:span text:style-name="T9">n </text:span><text:span text:style-name="T9">o</text:span><text:span text:style-name="T9">f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l</text:span><text:span text:style-name="T9">u</text:span><text:span text:style-name="T9">e </text:span><text:span text:style-name="T9">p</text:span><text:span text:style-name="T9">ai</text:span><text:span text:style-name="T9">r.</text:span></text:p>
          </draw:text-box>
        </draw:frame>
        <draw:custom-shape draw:style-name="gr68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3cm">
          <draw:text-box>
            <text:p><text:span text:style-name="T8">O</text:span><text:span text:style-name="T8">p</text:span><text:span text:style-name="T8">e</text:span><text:span text:style-name="T8">. </text:span><text:span text:style-name="T8">2</text:span><text:span text:style-name="T8">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7" draw:layer="layout" svg:width="1.84cm" svg:height="0.962cm" svg:x="12.08cm" svg:y="10.523cm">
          <draw:text-box>
            <text:p><text:span text:style-name="T4">id</text:span><text:span text:style-name="T4">x</text:span><text:span text:style-name="T4">_</text:span><text:span text:style-name="T4">f</text:span></text:p>
          </draw:text-box>
        </draw:frame>
        <draw:path draw:style-name="gr69" draw:text-style-name="P2" draw:layer="layout" svg:width="1.797cm" svg:height="2.625cm" draw:transform="rotate (-1.03899450371222) translate (12.2071721481644cm 6.70243242694851cm)" svg:viewBox="0 0 1798 2626" svg:d="M1563 0c819 482-702 3067-1563 2561">
          <text:p/>
        </draw:path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1cm" svg:x2="7.332cm" svg:y2="8.334cm">
            <text:p/>
          </draw:line>
          <draw:line draw:style-name="gr60" draw:text-style-name="P2" draw:layer="layout" svg:x1="7.482cm" svg:y1="7.921cm" svg:x2="7.682cm" svg:y2="8.334cm">
            <text:p/>
          </draw:line>
        </draw:g>
        <draw:g>
          <draw:line draw:style-name="gr60" draw:text-style-name="P2" draw:layer="layout" svg:x1="12.672cm" svg:y1="5.672cm" svg:x2="12.172cm" svg:y2="6.085cm">
            <text:p/>
          </draw:line>
          <draw:line draw:style-name="gr60" draw:text-style-name="P2" draw:layer="layout" svg:x1="12.322cm" svg:y1="5.672cm" svg:x2="12.522cm" svg:y2="6.085cm">
            <text:p/>
          </draw:line>
        </draw:g>
        <draw:frame draw:style-name="gr70" draw:text-style-name="P20" draw:layer="layout" svg:width="4.583cm" svg:height="1.673cm" svg:x="13.707cm" svg:y="8.701cm">
          <draw:text-box>
            <text:p><text:span text:style-name="T14">M</text:span><text:span text:style-name="T14">o</text:span><text:span text:style-name="T14">vi</text:span><text:span text:style-name="T14">n</text:span><text:span text:style-name="T14">g </text:span><text:span text:style-name="T14">s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l</text:span><text:span text:style-name="T15">u</text:span><text:span text:style-name="T15">e </text:span><text:span text:style-name="T15">p</text:span><text:span text:style-name="T15">ai</text:span><text:span text:style-name="T15">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</text:span><text:span text:style-name="T16">p</text:span><text:span text:style-name="T16">e</text:span><text:span text:style-name="T16">. </text:span><text:span text:style-name="T16">1</text:span><text:span text:style-name="T16">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</text:span><text:span text:style-name="T11">t</text:span></text:p>
          </draw:text-box>
        </draw:frame>
        <draw:frame draw:style-name="gr46" draw:text-style-name="P14" draw:layer="layout" svg:width="1.501cm" svg:height="0.662cm" svg:x="9.426cm" svg:y="5.326cm">
          <draw:text-box>
            <text:p text:style-name="P11"><text:span text:style-name="T11">e</text:span><text:span text:style-name="T11">m</text:span><text:span text:style-name="T11">pty</text:span></text:p>
          </draw:text-box>
        </draw:frame>
        <draw:line draw:style-name="gr71" draw:text-style-name="P2" draw:layer="layout" svg:x1="9.665cm" svg:y1="5.644cm" svg:x2="10.688cm" svg:y2="5.644cm">
          <text:p/>
        </draw:line>
        <draw:line draw:style-name="gr71" draw:text-style-name="P2" draw:layer="layout" svg:x1="9.665cm" svg:y1="5.724cm" svg:x2="10.686cm" svg:y2="5.724cm">
          <text:p/>
        </draw:line>
        <draw:frame draw:style-name="gr42" draw:text-style-name="P14" draw:layer="layout" svg:width="1.095cm" svg:height="0.662cm" svg:x="12.814cm" svg:y="8cm">
          <draw:text-box>
            <text:p text:style-name="P11"><text:span text:style-name="T11">las</text:span><text:span text:style-name="T11">t</text:span></text:p>
          </draw:text-box>
        </draw:frame>
        <draw:line draw:style-name="gr71" draw:text-style-name="P2" draw:layer="layout" svg:x1="13.001cm" svg:y1="8.32cm" svg:x2="13.701cm" svg:y2="8.32cm">
          <text:p/>
        </draw:line>
        <draw:line draw:style-name="gr71" draw:text-style-name="P2" draw:layer="layout" svg:x1="13.001cm" svg:y1="8.4cm" svg:x2="13.701cm" svg:y2="8.4cm">
          <text:p/>
        </draw:line>
        <draw:path draw:style-name="gr43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2" draw:text-style-name="P12" draw:layer="layout" svg:width="1.095cm" svg:height="0.662cm" svg:x="14.025cm" svg:y="5.504cm">
          <draw:text-box>
            <text:p text:style-name="P11"><text:span text:style-name="T10">firs</text:span><text:span text:style-name="T10">t</text:span></text:p>
          </draw:text-box>
        </draw:frame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01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l</text:span><text:span text:style-name="T9">u</text:span><text:span text:style-name="T9">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i</text:span><text:span text:style-name="T6">n</text:span><text:span text:style-name="T6">s</text:span><text:span text:style-name="T6">e</text:span><text:span text:style-name="T6">rt</text:span><text:span text:style-name="T6">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0</text:span><text:span text:style-name="T6">5 </text:span><text:span text:style-name="T6">(</text:span><text:span text:style-name="T6">h</text:span><text:span text:style-name="T6">a</text:span><text:span text:style-name="T6">r</text:span><text:span text:style-name="T6">d</text:span><text:span text:style-name="T6">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2cm" svg:x2="6cm" svg:y2="6.002cm">
          <text:p/>
        </draw:line>
        <draw:line draw:style-name="gr50" draw:text-style-name="P2" draw:layer="layout" svg:x1="7cm" svg:y1="6.002cm" svg:x2="9cm" svg:y2="6.002cm">
          <text:p/>
        </draw:line>
        <draw:line draw:style-name="gr50" draw:text-style-name="P2" draw:layer="layout" svg:x1="10cm" svg:y1="8.002cm" svg:x2="8cm" svg:y2="8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><text:span text:style-name="T13">5 </text:span><text:span text:style-name="T13">k</text:span><text:span text:style-name="T13">e</text:span><text:span text:style-name="T13">y</text:span><text:span text:style-name="T13">s </text:span><text:span text:style-name="T13">a</text:span><text:span text:style-name="T13">r</text:span><text:span text:style-name="T13">e</text:span></text:p>
            <text:p><text:span text:style-name="T13">al</text:span><text:span text:style-name="T13">r</text:span><text:span text:style-name="T13">e</text:span><text:span text:style-name="T13">a</text:span><text:span text:style-name="T13">d</text:span><text:span text:style-name="T13">y </text:span><text:span text:style-name="T13">in</text:span><text:span text:style-name="T13">s</text:span><text:span text:style-name="T13">e</text:span><text:span text:style-name="T13">rt</text:span><text:span text:style-name="T13">e</text:span><text:span text:style-name="T13">d</text:span><text:span text:style-name="T13">.</text:span></text:p>
          </draw:text-box>
        </draw:frame>
        <draw:frame draw:style-name="gr66" draw:text-style-name="P19" draw:layer="layout" svg:width="2.623cm" svg:height="0.962cm" svg:x="3cm" svg:y="2.73cm">
          <draw:text-box>
            <text:p><text:span text:style-name="T12">O</text:span><text:span text:style-name="T12">p</text:span><text:span text:style-name="T12">e</text:span><text:span text:style-name="T12">. </text:span><text:span text:style-name="T12">0</text:span><text:span text:style-name="T12">.</text:span></text:p>
          </draw:text-box>
        </draw:frame>
        <draw:frame draw:style-name="gr51" draw:text-style-name="P7" draw:layer="layout" svg:width="3.283cm" svg:height="0.962cm" svg:x="5.361cm" svg:y="10.524cm">
          <draw:text-box>
            <text:p><text:span text:style-name="T4">p</text:span><text:span text:style-name="T4">r</text:span><text:span text:style-name="T4">e</text:span><text:span text:style-name="T4">v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8.963cm" svg:y="10.524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cm" svg:y1="11.785cm" svg:x2="10cm" svg:y2="11.785cm">
          <text:p/>
        </draw:line>
        <draw:frame draw:style-name="gr54" draw:text-style-name="P8" draw:layer="layout" svg:width="2.437cm" svg:height="0.962cm" svg:x="7.282cm" svg:y="11.677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5" draw:text-style-name="P2" draw:layer="layout" svg:x1="8.501cm" svg:y1="9.494cm" svg:x2="8.501cm" svg:y2="9.494cm">
          <text:p/>
        </draw:line>
        <draw:frame draw:style-name="gr45" draw:text-style-name="P24" draw:layer="layout" svg:width="2.016cm" svg:height="1.673cm" svg:x="9.001cm" svg:y="6.189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l</text:span><text:span text:style-name="T14">u</text:span><text:span text:style-name="T14">e</text:span></text:p>
          </draw:text-box>
        </draw:frame>
        <draw:line draw:style-name="gr56" draw:text-style-name="P2" draw:layer="layout" svg:x1="7.002cm" svg:y1="8.001cm" svg:x2="5.002cm" svg:y2="8.001cm">
          <text:p/>
        </draw:line>
        <draw:frame draw:style-name="gr67" draw:text-style-name="P10" draw:layer="layout" svg:width="5.574cm" svg:height="1.673cm" svg:x="12cm" svg:y="3.532cm">
          <draw:text-box>
            <text:p><text:span text:style-name="T9">N</text:span><text:span text:style-name="T9">e</text:span><text:span text:style-name="T9">w </text:span><text:span text:style-name="T9">in</text:span><text:span text:style-name="T9">s</text:span><text:span text:style-name="T9">e</text:span><text:span text:style-name="T9">rt</text:span><text:span text:style-name="T9">io</text:span><text:span text:style-name="T9">n </text:span><text:span text:style-name="T9">o</text:span><text:span text:style-name="T9">f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l</text:span><text:span text:style-name="T9">u</text:span><text:span text:style-name="T9">e </text:span><text:span text:style-name="T9">p</text:span><text:span text:style-name="T9">ai</text:span><text:span text:style-name="T9">r.</text:span></text:p>
          </draw:text-box>
        </draw:frame>
        <draw:custom-shape draw:style-name="gr7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2cm">
          <draw:text-box>
            <text:p><text:span text:style-name="T8">O</text:span><text:span text:style-name="T8">p</text:span><text:span text:style-name="T8">e</text:span><text:span text:style-name="T8">. </text:span><text:span text:style-name="T8">2</text:span><text:span text:style-name="T8">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6.001cm" svg:y1="6.001cm" svg:x2="18.001cm" svg:y2="6.001cm">
          <text:p/>
        </draw:line>
        <draw:line draw:style-name="gr49" draw:text-style-name="P2" draw:layer="layout" svg:x1="19.001cm" svg:y1="8.001cm" svg:x2="17.001cm" svg:y2="8.001cm">
          <text:p/>
        </draw:line>
        <draw:line draw:style-name="gr74" draw:text-style-name="P2" draw:layer="layout" svg:x1="13cm" svg:y1="6cm" svg:x2="15cm" svg:y2="6cm">
          <text:p/>
        </draw:line>
        <draw:line draw:style-name="gr74" draw:text-style-name="P2" draw:layer="layout" svg:x1="16cm" svg:y1="8cm" svg:x2="14cm" svg:y2="8cm">
          <text:p/>
        </draw:line>
        <draw:frame draw:style-name="gr41" draw:text-style-name="P7" draw:layer="layout" svg:width="1.84cm" svg:height="0.962cm" svg:x="12.08cm" svg:y="10.522cm">
          <draw:text-box>
            <text:p><text:span text:style-name="T4">id</text:span><text:span text:style-name="T4">x</text:span><text:span text:style-name="T4">_</text:span><text:span text:style-name="T4">f</text:span></text:p>
          </draw:text-box>
        </draw:frame>
        <draw:frame draw:style-name="gr75" draw:text-style-name="P7" draw:layer="layout" svg:width="3.076cm" svg:height="0.962cm" svg:x="14.48cm" svg:y="10.522cm">
          <draw:text-box>
            <text:p><text:span text:style-name="T4">n</text:span><text:span text:style-name="T4">e</text:span><text:span text:style-name="T4">xt</text:span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path draw:style-name="gr76" draw:text-style-name="P2" draw:layer="layout" svg:width="5.499cm" svg:height="0.749cm" svg:x="10.5cm" svg:y="8.003cm" svg:viewBox="0 0 5500 750" svg:d="M5500 0c-500 1000-5000 1000-5500 0">
          <text:p/>
        </draw:path>
        <draw:path draw:style-name="gr77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9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60" draw:text-style-name="P2" draw:layer="layout" svg:x1="14.435cm" svg:y1="7.798cm" svg:x2="13.935cm" svg:y2="8.211cm">
            <text:p/>
          </draw:line>
          <draw:line draw:style-name="gr60" draw:text-style-name="P2" draw:layer="layout" svg:x1="14.085cm" svg:y1="7.798cm" svg:x2="14.285cm" svg:y2="8.211cm">
            <text:p/>
          </draw:line>
        </draw:g>
        <draw:g>
          <draw:line draw:style-name="gr60" draw:text-style-name="P2" draw:layer="layout" svg:x1="15.059cm" svg:y1="5.799cm" svg:x2="14.559cm" svg:y2="6.212cm">
            <text:p/>
          </draw:line>
          <draw:line draw:style-name="gr60" draw:text-style-name="P2" draw:layer="layout" svg:x1="14.709cm" svg:y1="5.799cm" svg:x2="14.909cm" svg:y2="6.212cm">
            <text:p/>
          </draw:line>
        </draw:g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cm" svg:x2="7.332cm" svg:y2="8.333cm">
            <text:p/>
          </draw:line>
          <draw:line draw:style-name="gr60" draw:text-style-name="P2" draw:layer="layout" svg:x1="7.482cm" svg:y1="7.92cm" svg:x2="7.682cm" svg:y2="8.333cm">
            <text:p/>
          </draw:line>
        </draw:g>
        <draw:g>
          <draw:line draw:style-name="gr60" draw:text-style-name="P2" draw:layer="layout" svg:x1="12.672cm" svg:y1="5.671cm" svg:x2="12.172cm" svg:y2="6.084cm">
            <text:p/>
          </draw:line>
          <draw:line draw:style-name="gr60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0" draw:layer="layout" svg:width="4.583cm" svg:height="1.673cm" svg:x="13.707cm" svg:y="8.701cm">
          <draw:text-box>
            <text:p><text:span text:style-name="T14">M</text:span><text:span text:style-name="T14">o</text:span><text:span text:style-name="T14">vi</text:span><text:span text:style-name="T14">n</text:span><text:span text:style-name="T14">g </text:span><text:span text:style-name="T14">s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l</text:span><text:span text:style-name="T15">u</text:span><text:span text:style-name="T15">e </text:span><text:span text:style-name="T15">p</text:span><text:span text:style-name="T15">ai</text:span><text:span text:style-name="T15">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</text:span><text:span text:style-name="T16">p</text:span><text:span text:style-name="T16">e</text:span><text:span text:style-name="T16">. </text:span><text:span text:style-name="T16">1</text:span><text:span text:style-name="T16">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</text:span><text:span text:style-name="T11">t</text:span></text:p>
          </draw:text-box>
        </draw:frame>
        <draw:frame draw:style-name="gr42" draw:text-style-name="P14" draw:layer="layout" svg:width="1.095cm" svg:height="0.662cm" svg:x="18.812cm" svg:y="8cm">
          <draw:text-box>
            <text:p text:style-name="P11"><text:span text:style-name="T11">las</text:span><text:span text:style-name="T11">t</text:span></text:p>
          </draw:text-box>
        </draw:frame>
        <draw:frame draw:style-name="gr42" draw:text-style-name="P12" draw:layer="layout" svg:width="1.095cm" svg:height="0.662cm" svg:x="10.613cm" svg:y="5.664cm">
          <draw:text-box>
            <text:p text:style-name="P11"><text:span text:style-name="T10">firs</text:span><text:span text:style-name="T10">t</text:span></text:p>
          </draw:text-box>
        </draw:frame>
        <draw:path draw:style-name="gr43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l</text:span><text:span text:style-name="T9">u</text:span><text:span text:style-name="T9">e</text:span></text:p>
          </draw:text-box>
        </draw:frame>
        <draw:frame draw:style-name="gr46" draw:text-style-name="P14" draw:layer="layout" svg:width="1.501cm" svg:height="0.662cm" svg:x="8.181cm" svg:y="5.246cm">
          <draw:text-box>
            <text:p text:style-name="P11"><text:span text:style-name="T11">e</text:span><text:span text:style-name="T11">m</text:span><text:span text:style-name="T11">pty</text:span></text:p>
          </draw:text-box>
        </draw:frame>
        <draw:line draw:style-name="gr71" draw:text-style-name="P2" draw:layer="layout" svg:x1="8.42cm" svg:y1="5.564cm" svg:x2="9.443cm" svg:y2="5.564cm">
          <text:p/>
        </draw:line>
        <draw:line draw:style-name="gr71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i</text:span><text:span text:style-name="T6">n</text:span><text:span text:style-name="T6">s</text:span><text:span text:style-name="T6">e</text:span><text:span text:style-name="T6">rt</text:span><text:span text:style-name="T6">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0</text:span><text:span text:style-name="T6">6 </text:span><text:span text:style-name="T6">(</text:span><text:span text:style-name="T6">h</text:span><text:span text:style-name="T6">a</text:span><text:span text:style-name="T6">r</text:span><text:span text:style-name="T6">d</text:span><text:span text:style-name="T6">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2cm" svg:x2="16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18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5 </text:span><text:span text:style-name="T13">k</text:span><text:span text:style-name="T13">e</text:span><text:span text:style-name="T13">y</text:span><text:span text:style-name="T13">s </text:span><text:span text:style-name="T13">a</text:span><text:span text:style-name="T13">r</text:span><text:span text:style-name="T13">e</text:span></text:p>
            <text:p><text:span text:style-name="T13">al</text:span><text:span text:style-name="T13">r</text:span><text:span text:style-name="T13">e</text:span><text:span text:style-name="T13">a</text:span><text:span text:style-name="T13">d</text:span><text:span text:style-name="T13">y </text:span><text:span text:style-name="T13">in</text:span><text:span text:style-name="T13">s</text:span><text:span text:style-name="T13">e</text:span><text:span text:style-name="T13">rt</text:span><text:span text:style-name="T13">e</text:span><text:span text:style-name="T13">d</text:span><text:span text:style-name="T13">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</text:span><text:span text:style-name="T12">p</text:span><text:span text:style-name="T12">e</text:span><text:span text:style-name="T12">. </text:span><text:span text:style-name="T12">0</text:span><text:span text:style-name="T12">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</text:span><text:span text:style-name="T4">x</text:span><text:span text:style-name="T4">_</text:span><text:span text:style-name="T4">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</text:span><text:span text:style-name="T4">r</text:span><text:span text:style-name="T4">e</text:span><text:span text:style-name="T4">v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</text:span><text:span text:style-name="T4">r</text:span><text:span text:style-name="T4">e</text:span><text:span text:style-name="T4">v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</text:span><text:span text:style-name="T4">e</text:span><text:span text:style-name="T4">xt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</text:span><text:span text:style-name="T4">e</text:span><text:span text:style-name="T4">xt</text:span><text:span text:style-name="T4">_</text:span><text:span text:style-name="T4">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t</text:span><text:span text:style-name="T4">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8cm" svg:x2="8cm" svg:y2="8cm">
          <text:p/>
        </draw:line>
        <draw:line draw:style-name="gr80" draw:text-style-name="P2" draw:layer="layout" svg:x1="10cm" svg:y1="6cm" svg:x2="12cm" svg:y2="6cm">
          <text:p/>
        </draw:line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l</text:span><text:span text:style-name="T14">u</text:span><text:span text:style-name="T14">e</text:span></text:p>
          </draw:text-box>
        </draw:frame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</text:span><text:span text:style-name="T9">e</text:span><text:span text:style-name="T9">w </text:span><text:span text:style-name="T9">in</text:span><text:span text:style-name="T9">s</text:span><text:span text:style-name="T9">e</text:span><text:span text:style-name="T9">rt</text:span><text:span text:style-name="T9">io</text:span><text:span text:style-name="T9">n </text:span><text:span text:style-name="T9">o</text:span><text:span text:style-name="T9">f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l</text:span><text:span text:style-name="T9">u</text:span><text:span text:style-name="T9">e </text:span><text:span text:style-name="T9">p</text:span><text:span text:style-name="T9">ai</text:span><text:span text:style-name="T9">r.</text:span></text:p>
          </draw:text-box>
        </draw:frame>
        <draw:custom-shape draw:style-name="gr73" draw:text-style-name="P26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8.001cm" svg:y="2.731cm">
          <draw:text-box>
            <text:p><text:span text:style-name="T8">O</text:span><text:span text:style-name="T8">p</text:span><text:span text:style-name="T8">e</text:span><text:span text:style-name="T8">. </text:span><text:span text:style-name="T8">2</text:span><text:span text:style-name="T8">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path draw:style-name="gr69" draw:text-style-name="P2" draw:layer="layout" svg:width="4.704cm" svg:height="7.755cm" draw:transform="skewX (-5.10450223297533E-017) rotate (-1.03899450371222) translate (16.663910854cm 4.07935495565813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</text:span><text:span text:style-name="T14">o</text:span><text:span text:style-name="T14">vi</text:span><text:span text:style-name="T14">n</text:span><text:span text:style-name="T14">g </text:span><text:span text:style-name="T14">s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l</text:span><text:span text:style-name="T15">u</text:span><text:span text:style-name="T15">e </text:span><text:span text:style-name="T15">p</text:span><text:span text:style-name="T15">ai</text:span><text:span text:style-name="T15">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</text:span><text:span text:style-name="T16">p</text:span><text:span text:style-name="T16">e</text:span><text:span text:style-name="T16">. </text:span><text:span text:style-name="T16">1</text:span><text:span text:style-name="T16">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</text:span><text:span text:style-name="T11">t</text:span></text:p>
          </draw:text-box>
        </draw:frame>
        <draw:path draw:style-name="gr43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2" draw:text-style-name="P12" draw:layer="layout" svg:width="1.095cm" svg:height="0.662cm" svg:x="20.025cm" svg:y="5.503cm">
          <draw:text-box>
            <text:p text:style-name="P11"><text:span text:style-name="T10">firs</text:span><text:span text:style-name="T10">t</text:span></text:p>
          </draw:text-box>
        </draw:frame>
        <draw:custom-shape draw:style-name="gr72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.011cm" svg:y="6.203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l</text:span><text:span text:style-name="T9">u</text:span><text:span text:style-name="T9">e</text:span></text:p>
          </draw:text-box>
        </draw:frame>
        <draw:frame draw:style-name="gr46" draw:text-style-name="P14" draw:layer="layout" svg:width="1.501cm" svg:height="0.662cm" svg:x="8.18cm" svg:y="5.245cm">
          <draw:text-box>
            <text:p text:style-name="P11"><text:span text:style-name="T11">e</text:span><text:span text:style-name="T11">m</text:span><text:span text:style-name="T11">pty</text:span></text:p>
          </draw:text-box>
        </draw:frame>
        <draw:line draw:style-name="gr71" draw:text-style-name="P2" draw:layer="layout" svg:x1="8.419cm" svg:y1="5.563cm" svg:x2="9.442cm" svg:y2="5.563cm">
          <text:p/>
        </draw:line>
        <draw:line draw:style-name="gr71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i</text:span><text:span text:style-name="T6">n</text:span><text:span text:style-name="T6">s</text:span><text:span text:style-name="T6">e</text:span><text:span text:style-name="T6">rt</text:span><text:span text:style-name="T6">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0</text:span><text:span text:style-name="T6">7 </text:span><text:span text:style-name="T6">(</text:span><text:span text:style-name="T6">h</text:span><text:span text:style-name="T6">a</text:span><text:span text:style-name="T6">r</text:span><text:span text:style-name="T6">d</text:span><text:span text:style-name="T6">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6" draw:text-style-name="P14" draw:layer="layout" svg:width="1.501cm" svg:height="0.662cm" svg:x="8.186cm" svg:y="5.241cm">
          <draw:text-box>
            <text:p text:style-name="P11"><text:span text:style-name="T11">e</text:span><text:span text:style-name="T11">m</text:span><text:span text:style-name="T11">pty</text:span></text:p>
          </draw:text-box>
        </draw:frame>
        <draw:line draw:style-name="gr71" draw:text-style-name="P2" draw:layer="layout" svg:x1="8.425cm" svg:y1="5.559cm" svg:x2="9.448cm" svg:y2="5.559cm">
          <text:p/>
        </draw:line>
        <draw:line draw:style-name="gr71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</text:span><text:span text:style-name="T11">t</text:span></text:p>
          </draw:text-box>
        </draw:fram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2" draw:layer="layout" svg:x1="20.5cm" svg:y1="11.001cm" svg:x2="20.5cm" svg:y2="7.001cm">
          <text:p/>
        </draw:line>
        <draw:line draw:style-name="gr47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line draw:style-name="gr49" draw:text-style-name="P2" draw:layer="layout" svg:x1="22cm" svg:y1="6.001cm" svg:x2="24cm" svg:y2="6.001cm">
          <text:p/>
        </draw:line>
        <draw:line draw:style-name="gr49" draw:text-style-name="P2" draw:layer="layout" svg:x1="25cm" svg:y1="8.001cm" svg:x2="23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7 </text:span><text:span text:style-name="T13">k</text:span><text:span text:style-name="T13">e</text:span><text:span text:style-name="T13">y</text:span><text:span text:style-name="T13">s </text:span><text:span text:style-name="T13">a</text:span><text:span text:style-name="T13">r</text:span><text:span text:style-name="T13">e</text:span></text:p>
            <text:p><text:span text:style-name="T13">al</text:span><text:span text:style-name="T13">r</text:span><text:span text:style-name="T13">e</text:span><text:span text:style-name="T13">a</text:span><text:span text:style-name="T13">d</text:span><text:span text:style-name="T13">y </text:span><text:span text:style-name="T13">in</text:span><text:span text:style-name="T13">s</text:span><text:span text:style-name="T13">e</text:span><text:span text:style-name="T13">rt</text:span><text:span text:style-name="T13">e</text:span><text:span text:style-name="T13">d</text:span><text:span text:style-name="T13">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</text:span><text:span text:style-name="T12">p</text:span><text:span text:style-name="T12">e</text:span><text:span text:style-name="T12">. </text:span><text:span text:style-name="T12">0</text:span><text:span text:style-name="T12">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</text:span><text:span text:style-name="T4">x</text:span><text:span text:style-name="T4">_</text:span><text:span text:style-name="T4">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</text:span><text:span text:style-name="T4">r</text:span><text:span text:style-name="T4">e</text:span><text:span text:style-name="T4">v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75" draw:text-style-name="P7" draw:layer="layout" svg:width="3.076cm" svg:height="0.962cm" svg:x="20.479cm" svg:y="10.521cm">
          <draw:text-box>
            <text:p><text:span text:style-name="T4">n</text:span><text:span text:style-name="T4">e</text:span><text:span text:style-name="T4">xt</text:span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</text:span><text:span text:style-name="T4">r</text:span><text:span text:style-name="T4">e</text:span><text:span text:style-name="T4">v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</text:span><text:span text:style-name="T4">e</text:span><text:span text:style-name="T4">xt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f</text:span></text:p>
          </draw:text-box>
        </draw:frame>
        <draw:line draw:style-name="gr53" draw:text-style-name="P15" draw:layer="layout" svg:x1="19cm" svg:y1="11.784cm" svg:x2="22cm" svg:y2="11.784cm">
          <text:p/>
        </draw:line>
        <draw:frame draw:style-name="gr81" draw:text-style-name="P8" draw:layer="layout" svg:width="2.229cm" svg:height="0.962cm" svg:x="19.368cm" svg:y="11.676cm">
          <draw:text-box>
            <text:p><text:span text:style-name="T4">n</text:span><text:span text:style-name="T4">e</text:span><text:span text:style-name="T4">xt</text:span><text:span text:style-name="T4">_</text:span><text:span text:style-name="T4">f</text:span></text:p>
          </draw:text-box>
        </draw:frame>
        <draw:line draw:style-name="gr53" draw:text-style-name="P15" draw:layer="layout" svg:x1="16cm" svg:y1="12.784cm" svg:x2="22cm" svg:y2="12.787cm">
          <text:p/>
        </draw:line>
        <draw:frame draw:style-name="gr82" draw:text-style-name="P8" draw:layer="layout" svg:width="3.812cm" svg:height="0.962cm" svg:x="17.096cm" svg:y="12.676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t</text:span><text:span text:style-name="T4">_</text:span><text:span text:style-name="T4">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</text:span><text:span text:style-name="T4">e</text:span><text:span text:style-name="T4">xt</text:span><text:span text:style-name="T4">_</text:span><text:span text:style-name="T4">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t</text:span><text:span text:style-name="T4">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.001cm" svg:y1="7.993cm" svg:x2="8.001cm" svg:y2="7.993cm">
          <text:p/>
        </draw:line>
        <draw:line draw:style-name="gr80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l</text:span><text:span text:style-name="T14">u</text:span><text:span text:style-name="T14">e</text:span></text:p>
          </draw:text-box>
        </draw:frame>
        <draw:path draw:style-name="gr59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line draw:style-name="gr74" draw:text-style-name="P2" draw:layer="layout" svg:x1="19cm" svg:y1="6cm" svg:x2="21cm" svg:y2="6.003cm">
          <text:p/>
        </draw:line>
        <draw:line draw:style-name="gr74" draw:text-style-name="P2" draw:layer="layout" svg:x1="22cm" svg:y1="8.003cm" svg:x2="20cm" svg:y2="8.003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</text:span><text:span text:style-name="T9">e</text:span><text:span text:style-name="T9">w </text:span><text:span text:style-name="T9">in</text:span><text:span text:style-name="T9">s</text:span><text:span text:style-name="T9">e</text:span><text:span text:style-name="T9">rt</text:span><text:span text:style-name="T9">io</text:span><text:span text:style-name="T9">n </text:span><text:span text:style-name="T9">o</text:span><text:span text:style-name="T9">f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l</text:span><text:span text:style-name="T9">u</text:span><text:span text:style-name="T9">e </text:span><text:span text:style-name="T9">p</text:span><text:span text:style-name="T9">ai</text:span><text:span text:style-name="T9">r.</text:span></text:p>
          </draw:text-box>
        </draw:frame>
        <draw:custom-shape draw:style-name="gr8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16.5cm" svg:y="8.003cm" svg:viewBox="0 0 5500 750" svg:d="M5500 0c-500 1000-5000 1000-5500 0">
          <text:p/>
        </draw:path>
        <draw:frame draw:style-name="gr66" draw:text-style-name="P21" draw:layer="layout" svg:width="2.623cm" svg:height="0.962cm" svg:x="18.001cm" svg:y="2.731cm">
          <draw:text-box>
            <text:p><text:span text:style-name="T8">O</text:span><text:span text:style-name="T8">p</text:span><text:span text:style-name="T8">e</text:span><text:span text:style-name="T8">. </text:span><text:span text:style-name="T8">2</text:span><text:span text:style-name="T8">.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20.435cm" svg:y1="7.798cm" svg:x2="19.935cm" svg:y2="8.211cm">
            <text:p/>
          </draw:line>
          <draw:line draw:style-name="gr60" draw:text-style-name="P2" draw:layer="layout" svg:x1="20.085cm" svg:y1="7.798cm" svg:x2="20.285cm" svg:y2="8.21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g>
          <draw:line draw:style-name="gr60" draw:text-style-name="P2" draw:layer="layout" svg:x1="21.059cm" svg:y1="5.799cm" svg:x2="20.559cm" svg:y2="6.212cm">
            <text:p/>
          </draw:line>
          <draw:line draw:style-name="gr60" draw:text-style-name="P2" draw:layer="layout" svg:x1="20.709cm" svg:y1="5.799cm" svg:x2="20.909cm" svg:y2="6.212cm">
            <text:p/>
          </draw:line>
        </draw:g>
        <draw:path draw:style-name="gr69" draw:text-style-name="P2" draw:layer="layout" svg:width="4.704cm" svg:height="7.755cm" draw:transform="skewX (-5.10450223297533E-017) rotate (-1.03899450371222) translate (16.663910854cm 4.07935495565813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</text:span><text:span text:style-name="T14">o</text:span><text:span text:style-name="T14">vi</text:span><text:span text:style-name="T14">n</text:span><text:span text:style-name="T14">g </text:span><text:span text:style-name="T14">s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l</text:span><text:span text:style-name="T15">u</text:span><text:span text:style-name="T15">e </text:span><text:span text:style-name="T15">p</text:span><text:span text:style-name="T15">ai</text:span><text:span text:style-name="T15">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</text:span><text:span text:style-name="T16">p</text:span><text:span text:style-name="T16">e</text:span><text:span text:style-name="T16">. </text:span><text:span text:style-name="T16">1</text:span><text:span text:style-name="T16">.</text:span></text:p>
          </draw:text-box>
        </draw:frame>
        <draw:frame draw:style-name="gr42" draw:text-style-name="P14" draw:layer="layout" svg:width="1.095cm" svg:height="0.662cm" svg:x="24.812cm" svg:y="8cm">
          <draw:text-box>
            <text:p text:style-name="P11"><text:span text:style-name="T11">las</text:span><text:span text:style-name="T11">t</text:span></text:p>
          </draw:text-box>
        </draw:frame>
        <draw:path draw:style-name="gr43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2" draw:text-style-name="P12" draw:layer="layout" svg:width="1.095cm" svg:height="0.662cm" svg:x="19.335cm" svg:y="8.134cm">
          <draw:text-box>
            <text:p text:style-name="P11"><text:span text:style-name="T10">firs</text:span><text:span text:style-name="T10">t</text:span></text:p>
          </draw:text-box>
        </draw:frame>
        <draw:custom-shape draw:style-name="gr72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cm" svg:y="6.199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l</text:span><text:span text:style-name="T9">u</text:span><text:span text:style-name="T9">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i</text:span><text:span text:style-name="T6">n</text:span><text:span text:style-name="T6">s</text:span><text:span text:style-name="T6">e</text:span><text:span text:style-name="T6">rt</text:span><text:span text:style-name="T6">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0</text:span><text:span text:style-name="T6">8 </text:span><text:span text:style-name="T6">(</text:span><text:span text:style-name="T6">h</text:span><text:span text:style-name="T6">a</text:span><text:span text:style-name="T6">r</text:span><text:span text:style-name="T6">d</text:span><text:span text:style-name="T6">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8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4" draw:layer="layout" svg:width="1.095cm" svg:height="0.662cm" svg:x="24.813cm" svg:y="8cm">
          <draw:text-box>
            <text:p text:style-name="P11"><text:span text:style-name="T11">las</text:span><text:span text:style-name="T11">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</text:span><text:span text:style-name="T11">t</text:span></text:p>
          </draw:text-box>
        </draw:fram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2" draw:layer="layout" svg:x1="5.5cm" svg:y1="11cm" svg:x2="5.5cm" svg:y2="7cm">
          <text:p/>
        </draw:line>
        <draw:line draw:style-name="gr47" draw:text-style-name="P2" draw:layer="layout" svg:x1="8.5cm" svg:y1="11cm" svg:x2="8.5cm" svg:y2="7cm">
          <text:p/>
        </draw:line>
        <draw:line draw:style-name="gr47" draw:text-style-name="P2" draw:layer="layout" svg:x1="11.5cm" svg:y1="11cm" svg:x2="11.5cm" svg:y2="7cm">
          <text:p/>
        </draw:line>
        <draw:line draw:style-name="gr47" draw:text-style-name="P2" draw:layer="layout" svg:x1="14.5cm" svg:y1="11cm" svg:x2="14.5cm" svg:y2="7cm">
          <text:p/>
        </draw:line>
        <draw:line draw:style-name="gr47" draw:text-style-name="P2" draw:layer="layout" svg:x1="17.5cm" svg:y1="11cm" svg:x2="17.5cm" svg:y2="7cm">
          <text:p/>
        </draw:line>
        <draw:line draw:style-name="gr47" draw:text-style-name="P2" draw:layer="layout" svg:x1="20.5cm" svg:y1="11cm" svg:x2="20.5cm" svg:y2="7cm">
          <text:p/>
        </draw:line>
        <draw:line draw:style-name="gr47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cm" svg:x2="6cm" svg:y2="6cm">
          <text:p/>
        </draw:line>
        <draw:line draw:style-name="gr49" draw:text-style-name="P2" draw:layer="layout" svg:x1="7cm" svg:y1="8cm" svg:x2="5cm" svg:y2="8cm">
          <text:p/>
        </draw:line>
        <draw:line draw:style-name="gr74" draw:text-style-name="P2" draw:layer="layout" svg:x1="7cm" svg:y1="6cm" svg:x2="9cm" svg:y2="6cm">
          <text:p/>
        </draw:line>
        <draw:line draw:style-name="gr74" draw:text-style-name="P2" draw:layer="layout" svg:x1="10cm" svg:y1="8cm" svg:x2="8cm" svg:y2="8cm">
          <text:p/>
        </draw:line>
        <draw:line draw:style-name="gr74" draw:text-style-name="P2" draw:layer="layout" svg:x1="10cm" svg:y1="6cm" svg:x2="12cm" svg:y2="6cm">
          <text:p/>
        </draw:line>
        <draw:line draw:style-name="gr74" draw:text-style-name="P2" draw:layer="layout" svg:x1="13cm" svg:y1="8cm" svg:x2="11cm" svg:y2="8cm">
          <text:p/>
        </draw:line>
        <draw:line draw:style-name="gr49" draw:text-style-name="P2" draw:layer="layout" svg:x1="13cm" svg:y1="6cm" svg:x2="15cm" svg:y2="6cm">
          <text:p/>
        </draw:line>
        <draw:line draw:style-name="gr49" draw:text-style-name="P2" draw:layer="layout" svg:x1="16cm" svg:y1="8cm" svg:x2="14cm" svg:y2="8cm">
          <text:p/>
        </draw:line>
        <draw:line draw:style-name="gr80" draw:text-style-name="P2" draw:layer="layout" svg:x1="19cm" svg:y1="8cm" svg:x2="17cm" svg:y2="8cm">
          <text:p/>
        </draw:line>
        <draw:line draw:style-name="gr80" draw:text-style-name="P2" draw:layer="layout" svg:x1="19cm" svg:y1="6cm" svg:x2="21cm" svg:y2="6cm">
          <text:p/>
        </draw:line>
        <draw:line draw:style-name="gr49" draw:text-style-name="P2" draw:layer="layout" svg:x1="22cm" svg:y1="6cm" svg:x2="24cm" svg:y2="6cm">
          <text:p/>
        </draw:line>
        <draw:line draw:style-name="gr49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7cm">
          <draw:text-box>
            <text:p><text:span text:style-name="T13">7 </text:span><text:span text:style-name="T13">k</text:span><text:span text:style-name="T13">e</text:span><text:span text:style-name="T13">y</text:span><text:span text:style-name="T13">s </text:span><text:span text:style-name="T13">a</text:span><text:span text:style-name="T13">r</text:span><text:span text:style-name="T13">e</text:span></text:p>
            <text:p><text:span text:style-name="T13">al</text:span><text:span text:style-name="T13">r</text:span><text:span text:style-name="T13">e</text:span><text:span text:style-name="T13">a</text:span><text:span text:style-name="T13">d</text:span><text:span text:style-name="T13">y </text:span><text:span text:style-name="T13">in</text:span><text:span text:style-name="T13">s</text:span><text:span text:style-name="T13">e</text:span><text:span text:style-name="T13">rt</text:span><text:span text:style-name="T13">e</text:span><text:span text:style-name="T13">d</text:span><text:span text:style-name="T13">.</text:span></text:p>
          </draw:text-box>
        </draw:frame>
        <draw:frame draw:style-name="gr67" draw:text-style-name="P10" draw:layer="layout" svg:width="5.574cm" svg:height="1.673cm" svg:x="9cm" svg:y="3.528cm">
          <draw:text-box>
            <text:p><text:span text:style-name="T9">N</text:span><text:span text:style-name="T9">e</text:span><text:span text:style-name="T9">w </text:span><text:span text:style-name="T9">in</text:span><text:span text:style-name="T9">s</text:span><text:span text:style-name="T9">e</text:span><text:span text:style-name="T9">rt</text:span><text:span text:style-name="T9">io</text:span><text:span text:style-name="T9">n </text:span><text:span text:style-name="T9">o</text:span><text:span text:style-name="T9">f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l</text:span><text:span text:style-name="T9">u</text:span><text:span text:style-name="T9">e </text:span><text:span text:style-name="T9">p</text:span><text:span text:style-name="T9">ai</text:span><text:span text:style-name="T9">r.</text:span></text:p>
          </draw:text-box>
        </draw:frame>
        <draw:custom-shape draw:style-name="gr8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cm" svg:viewBox="0 0 5500 750" svg:d="M5500 0c-500 1000-5000 1000-5500 0">
          <text:p/>
        </draw:path>
        <draw:line draw:style-name="gr55" draw:text-style-name="P2" draw:layer="layout" svg:x1="17.5cm" svg:y1="9.5cm" svg:x2="17.5cm" svg:y2="9.5cm">
          <text:p/>
        </draw:line>
        <draw:path draw:style-name="gr69" draw:text-style-name="P2" draw:layer="layout" svg:width="4.628cm" svg:height="7.803cm" draw:transform="skewX (-1.03132523402635E-016) rotate (-1.03899450371222) translate (16.707616430811cm 4.10364121835168cm)" svg:viewBox="0 0 4629 7804" svg:d="M0 7782c819 482 5383-7275 4521-7782">
          <text:p/>
        </draw:path>
        <draw:frame draw:style-name="gr66" draw:text-style-name="P19" draw:layer="layout" svg:width="2.623cm" svg:height="0.962cm" svg:x="3cm" svg:y="2.728cm">
          <draw:text-box>
            <text:p><text:span text:style-name="T12">O</text:span><text:span text:style-name="T12">p</text:span><text:span text:style-name="T12">e</text:span><text:span text:style-name="T12">. </text:span><text:span text:style-name="T12">0</text:span><text:span text:style-name="T12">.</text:span></text:p>
          </draw:text-box>
        </draw:frame>
        <draw:frame draw:style-name="gr66" draw:text-style-name="P21" draw:layer="layout" svg:width="2.623cm" svg:height="0.962cm" svg:x="9.001cm" svg:y="2.728cm">
          <draw:text-box>
            <text:p><text:span text:style-name="T8">O</text:span><text:span text:style-name="T8">p</text:span><text:span text:style-name="T8">e</text:span><text:span text:style-name="T8">. </text:span><text:span text:style-name="T8">2</text:span><text:span text:style-name="T8">.</text:span></text:p>
          </draw:text-box>
        </draw:frame>
        <draw:frame draw:style-name="gr45" draw:text-style-name="P20" draw:layer="layout" svg:width="2.016cm" svg:height="1.673cm" svg:x="18cm" svg:y="6.195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l</text:span><text:span text:style-name="T14">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9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4cm" svg:x2="7.935cm" svg:y2="8.207cm">
            <text:p/>
          </draw:line>
          <draw:line draw:style-name="gr84" draw:text-style-name="P2" draw:layer="layout" svg:x1="8.085cm" svg:y1="7.794cm" svg:x2="8.285cm" svg:y2="8.207cm">
            <text:p/>
          </draw:line>
        </draw:g>
        <draw:g>
          <draw:line draw:style-name="gr60" draw:text-style-name="P2" draw:layer="layout" svg:x1="11.435cm" svg:y1="7.795cm" svg:x2="10.935cm" svg:y2="8.208cm">
            <text:p/>
          </draw:line>
          <draw:line draw:style-name="gr60" draw:text-style-name="P2" draw:layer="layout" svg:x1="11.085cm" svg:y1="7.795cm" svg:x2="11.285cm" svg:y2="8.208cm">
            <text:p/>
          </draw:line>
        </draw:g>
        <draw:g>
          <draw:line draw:style-name="gr60" draw:text-style-name="P2" draw:layer="layout" svg:x1="9.059cm" svg:y1="5.795cm" svg:x2="8.559cm" svg:y2="6.208cm">
            <text:p/>
          </draw:line>
          <draw:line draw:style-name="gr60" draw:text-style-name="P2" draw:layer="layout" svg:x1="8.709cm" svg:y1="5.795cm" svg:x2="8.909cm" svg:y2="6.208cm">
            <text:p/>
          </draw:line>
        </draw:g>
        <draw:g>
          <draw:line draw:style-name="gr60" draw:text-style-name="P2" draw:layer="layout" svg:x1="12.059cm" svg:y1="5.796cm" svg:x2="11.559cm" svg:y2="6.209cm">
            <text:p/>
          </draw:line>
          <draw:line draw:style-name="gr60" draw:text-style-name="P2" draw:layer="layout" svg:x1="11.709cm" svg:y1="5.796cm" svg:x2="11.909cm" svg:y2="6.209cm">
            <text:p/>
          </draw:line>
        </draw:g>
        <draw:g>
          <draw:line draw:style-name="gr60" draw:text-style-name="P2" draw:layer="layout" svg:x1="16.83cm" svg:y1="7.926cm" svg:x2="16.33cm" svg:y2="8.339cm">
            <text:p/>
          </draw:line>
          <draw:line draw:style-name="gr60" draw:text-style-name="P2" draw:layer="layout" svg:x1="16.48cm" svg:y1="7.926cm" svg:x2="16.68cm" svg:y2="8.339cm">
            <text:p/>
          </draw:line>
        </draw:g>
        <draw:g>
          <draw:line draw:style-name="gr60" draw:text-style-name="P2" draw:layer="layout" svg:x1="21.67cm" svg:y1="5.677cm" svg:x2="21.17cm" svg:y2="6.09cm">
            <text:p/>
          </draw:line>
          <draw:line draw:style-name="gr60" draw:text-style-name="P2" draw:layer="layout" svg:x1="21.32cm" svg:y1="5.677cm" svg:x2="21.52cm" svg:y2="6.09cm">
            <text:p/>
          </draw:line>
        </draw:g>
        <draw:frame draw:style-name="gr41" draw:text-style-name="P7" draw:layer="layout" svg:width="1.84cm" svg:height="0.962cm" svg:x="9.079cm" svg:y="10.517cm">
          <draw:text-box>
            <text:p><text:span text:style-name="T4">id</text:span><text:span text:style-name="T4">x</text:span><text:span text:style-name="T4">_</text:span><text:span text:style-name="T4">f</text:span></text:p>
          </draw:text-box>
        </draw:frame>
        <draw:frame draw:style-name="gr78" draw:text-style-name="P8" draw:layer="layout" svg:width="3.11cm" svg:height="0.962cm" svg:x="5.44cm" svg:y="10.517cm">
          <draw:text-box>
            <text:p><text:span text:style-name="T4">p</text:span><text:span text:style-name="T4">r</text:span><text:span text:style-name="T4">e</text:span><text:span text:style-name="T4">v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75" draw:text-style-name="P7" draw:layer="layout" svg:width="3.076cm" svg:height="0.962cm" svg:x="11.479cm" svg:y="10.517cm">
          <draw:text-box>
            <text:p><text:span text:style-name="T4">n</text:span><text:span text:style-name="T4">e</text:span><text:span text:style-name="T4">xt</text:span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51" draw:text-style-name="P7" draw:layer="layout" svg:width="3.283cm" svg:height="0.962cm" svg:x="14.361cm" svg:y="10.519cm">
          <draw:text-box>
            <text:p><text:span text:style-name="T4">p</text:span><text:span text:style-name="T4">r</text:span><text:span text:style-name="T4">e</text:span><text:span text:style-name="T4">v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62" draw:text-style-name="P7" draw:layer="layout" svg:width="3.249cm" svg:height="0.962cm" svg:x="20.362cm" svg:y="10.519cm">
          <draw:text-box>
            <text:p><text:span text:style-name="T4">n</text:span><text:span text:style-name="T4">e</text:span><text:span text:style-name="T4">xt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17.963cm" svg:y="10.519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cm" svg:y1="11.774cm" svg:x2="10cm" svg:y2="11.774cm">
          <text:p/>
        </draw:line>
        <draw:frame draw:style-name="gr79" draw:text-style-name="P8" draw:layer="layout" svg:width="2.263cm" svg:height="0.962cm" svg:x="7.368cm" svg:y="11.666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f</text:span></text:p>
          </draw:text-box>
        </draw:frame>
        <draw:line draw:style-name="gr53" draw:text-style-name="P15" draw:layer="layout" svg:x1="10cm" svg:y1="11.771cm" svg:x2="13cm" svg:y2="11.771cm">
          <text:p/>
        </draw:line>
        <draw:frame draw:style-name="gr81" draw:text-style-name="P8" draw:layer="layout" svg:width="2.229cm" svg:height="0.962cm" svg:x="10.368cm" svg:y="11.663cm">
          <draw:text-box>
            <text:p><text:span text:style-name="T4">n</text:span><text:span text:style-name="T4">e</text:span><text:span text:style-name="T4">xt</text:span><text:span text:style-name="T4">_</text:span><text:span text:style-name="T4">f</text:span></text:p>
          </draw:text-box>
        </draw:frame>
        <draw:line draw:style-name="gr53" draw:text-style-name="P15" draw:layer="layout" svg:x1="7cm" svg:y1="12.771cm" svg:x2="13cm" svg:y2="12.774cm">
          <text:p/>
        </draw:line>
        <draw:frame draw:style-name="gr82" draw:text-style-name="P8" draw:layer="layout" svg:width="3.812cm" svg:height="0.962cm" svg:x="8.096cm" svg:y="12.663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t</text:span><text:span text:style-name="T4">_</text:span><text:span text:style-name="T4">f</text:span></text:p>
          </draw:text-box>
        </draw:frame>
        <draw:line draw:style-name="gr53" draw:text-style-name="P15" draw:layer="layout" svg:x1="16cm" svg:y1="11.78cm" svg:x2="19cm" svg:y2="11.78cm">
          <text:p/>
        </draw:line>
        <draw:frame draw:style-name="gr54" draw:text-style-name="P8" draw:layer="layout" svg:width="2.437cm" svg:height="0.962cm" svg:x="16.282cm" svg:y="11.672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line draw:style-name="gr53" draw:text-style-name="P15" draw:layer="layout" svg:x1="19cm" svg:y1="11.777cm" svg:x2="22cm" svg:y2="11.777cm">
          <text:p/>
        </draw:line>
        <draw:frame draw:style-name="gr63" draw:text-style-name="P8" draw:layer="layout" svg:width="2.403cm" svg:height="0.962cm" svg:x="19.298cm" svg:y="11.669cm">
          <draw:text-box>
            <text:p><text:span text:style-name="T4">n</text:span><text:span text:style-name="T4">e</text:span><text:span text:style-name="T4">xt</text:span><text:span text:style-name="T4">_</text:span><text:span text:style-name="T4">e</text:span></text:p>
          </draw:text-box>
        </draw:frame>
        <draw:line draw:style-name="gr53" draw:text-style-name="P15" draw:layer="layout" svg:x1="16cm" svg:y1="12.777cm" svg:x2="22cm" svg:y2="12.78cm">
          <text:p/>
        </draw:line>
        <draw:frame draw:style-name="gr64" draw:text-style-name="P8" draw:layer="layout" svg:width="3.986cm" svg:height="0.962cm" svg:x="17.01cm" svg:y="12.669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t</text:span><text:span text:style-name="T4">_</text:span><text:span text:style-name="T4">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6cm" svg:y1="6cm" svg:x2="18cm" svg:y2="6cm">
          <text:p/>
        </draw:line>
        <draw:line draw:style-name="gr80" draw:text-style-name="P2" draw:layer="layout" svg:x1="22.001cm" svg:y1="8cm" svg:x2="20.001cm" svg:y2="8cm">
          <text:p/>
        </draw:line>
        <draw:frame draw:style-name="gr70" draw:text-style-name="P20" draw:layer="layout" svg:width="4.583cm" svg:height="1.673cm" svg:x="13.707cm" svg:y="8.701cm">
          <draw:text-box>
            <text:p><text:span text:style-name="T14">M</text:span><text:span text:style-name="T14">o</text:span><text:span text:style-name="T14">vi</text:span><text:span text:style-name="T14">n</text:span><text:span text:style-name="T14">g </text:span><text:span text:style-name="T14">s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l</text:span><text:span text:style-name="T15">u</text:span><text:span text:style-name="T15">e </text:span><text:span text:style-name="T15">p</text:span><text:span text:style-name="T15">ai</text:span><text:span text:style-name="T15">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</text:span><text:span text:style-name="T16">p</text:span><text:span text:style-name="T16">e</text:span><text:span text:style-name="T16">. </text:span><text:span text:style-name="T16">1</text:span><text:span text:style-name="T16">.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</text:span><text:span text:style-name="T17">t</text:span></text:p>
          </draw:text-box>
        </draw:frame>
        <draw:custom-shape draw:style-name="gr72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6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l</text:span><text:span text:style-name="T9">u</text:span><text:span text:style-name="T9">e</text:span></text:p>
          </draw:text-box>
        </draw:frame>
        <draw:frame draw:style-name="gr46" draw:text-style-name="P14" draw:layer="layout" svg:width="1.501cm" svg:height="0.662cm" svg:x="17.179cm" svg:y="5.244cm">
          <draw:text-box>
            <text:p text:style-name="P11"><text:span text:style-name="T11">e</text:span><text:span text:style-name="T11">m</text:span><text:span text:style-name="T11">pty</text:span></text:p>
          </draw:text-box>
        </draw:frame>
        <draw:line draw:style-name="gr71" draw:text-style-name="P2" draw:layer="layout" svg:x1="17.418cm" svg:y1="5.562cm" svg:x2="18.441cm" svg:y2="5.562cm">
          <text:p/>
        </draw:line>
        <draw:line draw:style-name="gr71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i</text:span><text:span text:style-name="T6">n</text:span><text:span text:style-name="T6">s</text:span><text:span text:style-name="T6">e</text:span><text:span text:style-name="T6">rt</text:span><text:span text:style-name="T6">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0</text:span><text:span text:style-name="T6">9 </text:span><text:span text:style-name="T6">(</text:span><text:span text:style-name="T6">h</text:span><text:span text:style-name="T6">a</text:span><text:span text:style-name="T6">r</text:span><text:span text:style-name="T6">d</text:span><text:span text:style-name="T6">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8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</text:span><text:span text:style-name="T11">t</text:span></text:p>
          </draw:text-box>
        </draw:frame>
        <draw:line draw:style-name="gr47" draw:text-style-name="P15" draw:layer="layout" svg:x1="16cm" svg:y1="12cm" svg:x2="16cm" svg:y2="11.301cm">
          <text:p/>
        </draw:line>
        <draw:line draw:style-name="gr47" draw:text-style-name="P15" draw:layer="layout" svg:x1="13cm" svg:y1="12.001cm" svg:x2="13cm" svg:y2="11.3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74" draw:text-style-name="P2" draw:layer="layout" svg:x1="7cm" svg:y1="6.001cm" svg:x2="9cm" svg:y2="6.001cm">
          <text:p/>
        </draw:line>
        <draw:line draw:style-name="gr74" draw:text-style-name="P2" draw:layer="layout" svg:x1="10cm" svg:y1="8.001cm" svg:x2="8cm" svg:y2="8.001cm">
          <text:p/>
        </draw:line>
        <draw:line draw:style-name="gr80" draw:text-style-name="P2" draw:layer="layout" svg:x1="13cm" svg:y1="8.001cm" svg:x2="11cm" svg:y2="8.001cm">
          <text:p/>
        </draw:line>
        <draw:line draw:style-name="gr80" draw:text-style-name="P2" draw:layer="layout" svg:x1="13cm" svg:y1="6.001cm" svg:x2="15cm" svg:y2="6.001cm">
          <text:p/>
        </draw:line>
        <draw:line draw:style-name="gr49" draw:text-style-name="P2" draw:layer="layout" svg:x1="16cm" svg:y1="6.001cm" svg:x2="18cm" svg:y2="6.001cm">
          <text:p/>
        </draw:line>
        <draw:line draw:style-name="gr49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5 </text:span><text:span text:style-name="T13">k</text:span><text:span text:style-name="T13">e</text:span><text:span text:style-name="T13">y</text:span><text:span text:style-name="T13">s </text:span><text:span text:style-name="T13">a</text:span><text:span text:style-name="T13">r</text:span><text:span text:style-name="T13">e</text:span></text:p>
            <text:p><text:span text:style-name="T13">al</text:span><text:span text:style-name="T13">r</text:span><text:span text:style-name="T13">e</text:span><text:span text:style-name="T13">a</text:span><text:span text:style-name="T13">d</text:span><text:span text:style-name="T13">y </text:span><text:span text:style-name="T13">in</text:span><text:span text:style-name="T13">s</text:span><text:span text:style-name="T13">e</text:span><text:span text:style-name="T13">rt</text:span><text:span text:style-name="T13">e</text:span><text:span text:style-name="T13">d</text:span><text:span text:style-name="T13">.</text:span></text:p>
          </draw:text-box>
        </draw:frame>
        <draw:frame draw:style-name="gr67" draw:text-style-name="P10" draw:layer="layout" svg:width="5.574cm" svg:height="1.673cm" svg:x="9cm" svg:y="3.529cm">
          <draw:text-box>
            <text:p><text:span text:style-name="T9">N</text:span><text:span text:style-name="T9">e</text:span><text:span text:style-name="T9">w </text:span><text:span text:style-name="T9">in</text:span><text:span text:style-name="T9">s</text:span><text:span text:style-name="T9">e</text:span><text:span text:style-name="T9">rt</text:span><text:span text:style-name="T9">io</text:span><text:span text:style-name="T9">n </text:span><text:span text:style-name="T9">o</text:span><text:span text:style-name="T9">f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l</text:span><text:span text:style-name="T9">u</text:span><text:span text:style-name="T9">e </text:span><text:span text:style-name="T9">p</text:span><text:span text:style-name="T9">ai</text:span><text:span text:style-name="T9">r.</text:span></text:p>
          </draw:text-box>
        </draw:frame>
        <draw:custom-shape draw:style-name="gr83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1cm" svg:viewBox="0 0 5500 750" svg:d="M5500 0c-500 1000-5000 1000-5500 0">
          <text:p/>
        </draw:path>
        <draw:line draw:style-name="gr55" draw:text-style-name="P2" draw:layer="layout" svg:x1="17.5cm" svg:y1="9.501cm" svg:x2="17.5cm" svg:y2="9.501cm">
          <text:p/>
        </draw:line>
        <draw:path draw:style-name="gr85" draw:text-style-name="P2" draw:layer="layout" svg:width="1.732cm" svg:height="2.67cm" draw:transform="rotate (-1.03899450371222) translate (12.2508777249755cm 6.72671868964191cm)" svg:viewBox="0 0 1733 2671" svg:d="M0 2612c819 481 2339-2105 1477-2612">
          <text:p/>
        </draw:path>
        <draw:frame draw:style-name="gr70" draw:text-style-name="P20" draw:layer="layout" svg:width="4.583cm" svg:height="1.673cm" svg:x="13.706cm" svg:y="8.701cm">
          <draw:text-box>
            <text:p><text:span text:style-name="T14">M</text:span><text:span text:style-name="T14">o</text:span><text:span text:style-name="T14">vi</text:span><text:span text:style-name="T14">n</text:span><text:span text:style-name="T14">g </text:span><text:span text:style-name="T14">s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l</text:span><text:span text:style-name="T15">u</text:span><text:span text:style-name="T15">e </text:span><text:span text:style-name="T15">p</text:span><text:span text:style-name="T15">ai</text:span><text:span text:style-name="T15">r.</text:span></text:p>
          </draw:text-box>
        </draw:frame>
        <draw:frame draw:style-name="gr66" draw:text-style-name="P28" draw:layer="layout" svg:width="2.623cm" svg:height="0.962cm" svg:x="3cm" svg:y="2.729cm">
          <draw:text-box>
            <text:p><text:span text:style-name="T18">O</text:span><text:span text:style-name="T18">p</text:span><text:span text:style-name="T18">e</text:span><text:span text:style-name="T18">. </text:span><text:span text:style-name="T18">0</text:span><text:span text:style-name="T18">.</text:span></text:p>
          </draw:text-box>
        </draw:frame>
        <draw:frame draw:style-name="gr66" draw:text-style-name="P29" draw:layer="layout" svg:width="2.623cm" svg:height="0.962cm" svg:x="9.001cm" svg:y="2.729cm">
          <draw:text-box>
            <text:p><text:span text:style-name="T19">O</text:span><text:span text:style-name="T19">p</text:span><text:span text:style-name="T19">e</text:span><text:span text:style-name="T19">. </text:span><text:span text:style-name="T19">2</text:span><text:span text:style-name="T19">.</text:span></text:p>
          </draw:text-box>
        </draw:frame>
        <draw:frame draw:style-name="gr66" draw:text-style-name="P22" draw:layer="layout" svg:width="2.623cm" svg:height="0.962cm" svg:x="11.502cm" svg:y="8.696cm">
          <draw:text-box>
            <text:p><text:span text:style-name="T16">O</text:span><text:span text:style-name="T16">p</text:span><text:span text:style-name="T16">e</text:span><text:span text:style-name="T16">. </text:span><text:span text:style-name="T16">1</text:span><text:span text:style-name="T16">.</text:span></text:p>
          </draw:text-box>
        </draw:frame>
        <draw:frame draw:style-name="gr45" draw:text-style-name="P20" draw:layer="layout" svg:width="2.016cm" svg:height="1.673cm" svg:x="12cm" svg:y="6.196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l</text:span><text:span text:style-name="T14">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9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5cm" svg:x2="7.935cm" svg:y2="8.208cm">
            <text:p/>
          </draw:line>
          <draw:line draw:style-name="gr84" draw:text-style-name="P2" draw:layer="layout" svg:x1="8.085cm" svg:y1="7.795cm" svg:x2="8.285cm" svg:y2="8.208cm">
            <text:p/>
          </draw:line>
        </draw:g>
        <draw:g>
          <draw:line draw:style-name="gr60" draw:text-style-name="P2" draw:layer="layout" svg:x1="9.059cm" svg:y1="5.796cm" svg:x2="8.559cm" svg:y2="6.209cm">
            <text:p/>
          </draw:line>
          <draw:line draw:style-name="gr60" draw:text-style-name="P2" draw:layer="layout" svg:x1="8.709cm" svg:y1="5.796cm" svg:x2="8.909cm" svg:y2="6.209cm">
            <text:p/>
          </draw:line>
        </draw:g>
        <draw:g>
          <draw:line draw:style-name="gr60" draw:text-style-name="P2" draw:layer="layout" svg:x1="10.83cm" svg:y1="7.927cm" svg:x2="10.33cm" svg:y2="8.34cm">
            <text:p/>
          </draw:line>
          <draw:line draw:style-name="gr60" draw:text-style-name="P2" draw:layer="layout" svg:x1="10.48cm" svg:y1="7.927cm" svg:x2="10.68cm" svg:y2="8.34cm">
            <text:p/>
          </draw:line>
        </draw:g>
        <draw:g>
          <draw:line draw:style-name="gr60" draw:text-style-name="P2" draw:layer="layout" svg:x1="15.67cm" svg:y1="5.678cm" svg:x2="15.17cm" svg:y2="6.091cm">
            <text:p/>
          </draw:line>
          <draw:line draw:style-name="gr60" draw:text-style-name="P2" draw:layer="layout" svg:x1="15.32cm" svg:y1="5.678cm" svg:x2="15.52cm" svg:y2="6.091cm">
            <text:p/>
          </draw:line>
        </draw:g>
        <draw:frame draw:style-name="gr41" draw:text-style-name="P7" draw:layer="layout" svg:width="1.84cm" svg:height="0.962cm" svg:x="9.079cm" svg:y="10.518cm">
          <draw:text-box>
            <text:p><text:span text:style-name="T4">id</text:span><text:span text:style-name="T4">x</text:span><text:span text:style-name="T4">_</text:span><text:span text:style-name="T4">f</text:span></text:p>
          </draw:text-box>
        </draw:frame>
        <draw:frame draw:style-name="gr78" draw:text-style-name="P8" draw:layer="layout" svg:width="3.11cm" svg:height="0.962cm" svg:x="5.44cm" svg:y="10.518cm">
          <draw:text-box>
            <text:p><text:span text:style-name="T4">p</text:span><text:span text:style-name="T4">r</text:span><text:span text:style-name="T4">e</text:span><text:span text:style-name="T4">v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62" draw:text-style-name="P7" draw:layer="layout" svg:width="3.249cm" svg:height="0.962cm" svg:x="14.362cm" svg:y="10.52cm">
          <draw:text-box>
            <text:p><text:span text:style-name="T4">n</text:span><text:span text:style-name="T4">e</text:span><text:span text:style-name="T4">xt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11.963cm" svg:y="10.52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cm" svg:y1="11.775cm" svg:x2="10cm" svg:y2="11.775cm">
          <text:p/>
        </draw:line>
        <draw:frame draw:style-name="gr79" draw:text-style-name="P8" draw:layer="layout" svg:width="2.263cm" svg:height="0.962cm" svg:x="7.368cm" svg:y="11.667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f</text:span></text:p>
          </draw:text-box>
        </draw:frame>
        <draw:line draw:style-name="gr53" draw:text-style-name="P15" draw:layer="layout" svg:x1="13cm" svg:y1="11.778cm" svg:x2="16cm" svg:y2="11.778cm">
          <text:p/>
        </draw:line>
        <draw:frame draw:style-name="gr63" draw:text-style-name="P8" draw:layer="layout" svg:width="2.403cm" svg:height="0.962cm" svg:x="13.298cm" svg:y="11.67cm">
          <draw:text-box>
            <text:p><text:span text:style-name="T4">n</text:span><text:span text:style-name="T4">e</text:span><text:span text:style-name="T4">xt</text:span><text:span text:style-name="T4">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1cm" svg:x2="12cm" svg:y2="6.001cm">
          <text:p/>
        </draw:line>
        <draw:line draw:style-name="gr80" draw:text-style-name="P2" draw:layer="layout" svg:x1="16.001cm" svg:y1="8.001cm" svg:x2="14.001cm" svg:y2="8.001cm">
          <text:p/>
        </draw:line>
        <draw:frame draw:style-name="gr42" draw:text-style-name="P14" draw:layer="layout" svg:width="1.095cm" svg:height="0.662cm" svg:x="18.813cm" svg:y="8cm">
          <draw:text-box>
            <text:p text:style-name="P11"><text:span text:style-name="T11">las</text:span><text:span text:style-name="T11">t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</text:span><text:span text:style-name="T17">t</text:span></text:p>
          </draw:text-box>
        </draw:frame>
        <draw:custom-shape draw:style-name="gr72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7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l</text:span><text:span text:style-name="T9">u</text:span><text:span text:style-name="T9">e</text:span></text:p>
          </draw:text-box>
        </draw:frame>
        <draw:frame draw:style-name="gr46" draw:text-style-name="P14" draw:layer="layout" svg:width="1.501cm" svg:height="0.662cm" svg:x="12.881cm" svg:y="5.245cm">
          <draw:text-box>
            <text:p text:style-name="P11"><text:span text:style-name="T11">e</text:span><text:span text:style-name="T11">m</text:span><text:span text:style-name="T11">pty</text:span></text:p>
          </draw:text-box>
        </draw:frame>
        <draw:line draw:style-name="gr71" draw:text-style-name="P2" draw:layer="layout" svg:x1="13.12cm" svg:y1="5.563cm" svg:x2="14.143cm" svg:y2="5.563cm">
          <text:p/>
        </draw:line>
        <draw:line draw:style-name="gr71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i</text:span><text:span text:style-name="T6">n</text:span><text:span text:style-name="T6">s</text:span><text:span text:style-name="T6">e</text:span><text:span text:style-name="T6">rt</text:span><text:span text:style-name="T6">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1</text:span><text:span text:style-name="T6">0 </text:span><text:span text:style-name="T6">(</text:span><text:span text:style-name="T6">h</text:span><text:span text:style-name="T6">a</text:span><text:span text:style-name="T6">r</text:span><text:span text:style-name="T6">d</text:span><text:span text:style-name="T6">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71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2" draw:text-style-name="P30" draw:layer="layout" svg:width="1.095cm" svg:height="0.662cm" svg:x="18.813cm" svg:y="8cm">
          <draw:text-box>
            <text:p text:style-name="P11"><text:span text:style-name="T20">las</text:span><text:span text:style-name="T20">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</text:span><text:span text:style-name="T11">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cm" svg:y1="12cm" svg:x2="16.001cm" svg:y2="11.301cm">
          <text:p/>
        </draw:line>
        <draw:line draw:style-name="gr47" draw:text-style-name="P15" draw:layer="layout" svg:x1="19.001cm" svg:y1="12.001cm" svg:x2="19.001cm" svg:y2="11.301cm">
          <text:p/>
        </draw:line>
        <draw:line draw:style-name="gr47" draw:text-style-name="P15" draw:layer="layout" svg:x1="7.001cm" svg:y1="13.001cm" svg:x2="7.001cm" svg:y2="11.301cm">
          <text:p/>
        </draw:line>
        <draw:line draw:style-name="gr47" draw:text-style-name="P15" draw:layer="layout" svg:x1="13.001cm" svg:y1="13.001cm" svg:x2="13.001cm" svg:y2="11.301cm">
          <text:p/>
        </draw:line>
        <draw:line draw:style-name="gr47" draw:text-style-name="P15" draw:layer="layout" svg:x1="10.001cm" svg:y1="12.001cm" svg:x2="10.001cm" svg:y2="11.301cm">
          <text:p/>
        </draw:line>
        <draw:line draw:style-name="gr47" draw:text-style-name="P2" draw:layer="layout" svg:x1="5.501cm" svg:y1="11.001cm" svg:x2="5.501cm" svg:y2="7.001cm">
          <text:p/>
        </draw:line>
        <draw:line draw:style-name="gr47" draw:text-style-name="P2" draw:layer="layout" svg:x1="8.501cm" svg:y1="11.001cm" svg:x2="8.501cm" svg:y2="7.001cm">
          <text:p/>
        </draw:line>
        <draw:line draw:style-name="gr47" draw:text-style-name="P2" draw:layer="layout" svg:x1="11.501cm" svg:y1="11.001cm" svg:x2="11.501cm" svg:y2="7.001cm">
          <text:p/>
        </draw:line>
        <draw:line draw:style-name="gr47" draw:text-style-name="P2" draw:layer="layout" svg:x1="14.501cm" svg:y1="11.001cm" svg:x2="14.501cm" svg:y2="7.001cm">
          <text:p/>
        </draw:line>
        <draw:line draw:style-name="gr47" draw:text-style-name="P2" draw:layer="layout" svg:x1="17.501cm" svg:y1="11.001cm" svg:x2="17.501cm" svg:y2="7.001cm">
          <text:p/>
        </draw:line>
        <draw:line draw:style-name="gr47" draw:text-style-name="P2" draw:layer="layout" svg:x1="20.501cm" svg:y1="11.001cm" svg:x2="20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001cm" svg:x2="6.001cm" svg:y2="6.001cm">
          <text:p/>
        </draw:line>
        <draw:line draw:style-name="gr49" draw:text-style-name="P2" draw:layer="layout" svg:x1="7.001cm" svg:y1="8.001cm" svg:x2="5.001cm" svg:y2="8.001cm">
          <text:p/>
        </draw:line>
        <draw:line draw:style-name="gr74" draw:text-style-name="P2" draw:layer="layout" svg:x1="7.001cm" svg:y1="6.001cm" svg:x2="9.001cm" svg:y2="6.001cm">
          <text:p/>
        </draw:line>
        <draw:line draw:style-name="gr74" draw:text-style-name="P2" draw:layer="layout" svg:x1="10.001cm" svg:y1="8.001cm" svg:x2="8.001cm" svg:y2="8.001cm">
          <text:p/>
        </draw:line>
        <draw:line draw:style-name="gr74" draw:text-style-name="P2" draw:layer="layout" svg:x1="10.001cm" svg:y1="6.001cm" svg:x2="12.001cm" svg:y2="6.001cm">
          <text:p/>
        </draw:line>
        <draw:line draw:style-name="gr74" draw:text-style-name="P2" draw:layer="layout" svg:x1="13.001cm" svg:y1="8.001cm" svg:x2="11.001cm" svg:y2="8.001cm">
          <text:p/>
        </draw:line>
        <draw:line draw:style-name="gr49" draw:text-style-name="P2" draw:layer="layout" svg:x1="13.001cm" svg:y1="6.001cm" svg:x2="15.001cm" svg:y2="6.001cm">
          <text:p/>
        </draw:line>
        <draw:line draw:style-name="gr49" draw:text-style-name="P2" draw:layer="layout" svg:x1="16.001cm" svg:y1="8.001cm" svg:x2="14.001cm" svg:y2="8.001cm">
          <text:p/>
        </draw:line>
        <draw:line draw:style-name="gr80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.001cm" svg:y="3.528cm">
          <draw:text-box>
            <text:p><text:span text:style-name="T13">5 </text:span><text:span text:style-name="T13">k</text:span><text:span text:style-name="T13">e</text:span><text:span text:style-name="T13">y</text:span><text:span text:style-name="T13">s </text:span><text:span text:style-name="T13">a</text:span><text:span text:style-name="T13">r</text:span><text:span text:style-name="T13">e</text:span></text:p>
            <text:p><text:span text:style-name="T13">al</text:span><text:span text:style-name="T13">r</text:span><text:span text:style-name="T13">e</text:span><text:span text:style-name="T13">a</text:span><text:span text:style-name="T13">d</text:span><text:span text:style-name="T13">y </text:span><text:span text:style-name="T13">in</text:span><text:span text:style-name="T13">s</text:span><text:span text:style-name="T13">e</text:span><text:span text:style-name="T13">rt</text:span><text:span text:style-name="T13">e</text:span><text:span text:style-name="T13">d</text:span><text:span text:style-name="T13">.</text:span></text:p>
          </draw:text-box>
        </draw:frame>
        <draw:frame draw:style-name="gr67" draw:text-style-name="P10" draw:layer="layout" svg:width="5.574cm" svg:height="1.673cm" svg:x="9.001cm" svg:y="3.529cm">
          <draw:text-box>
            <text:p><text:span text:style-name="T9">N</text:span><text:span text:style-name="T9">e</text:span><text:span text:style-name="T9">w </text:span><text:span text:style-name="T9">in</text:span><text:span text:style-name="T9">s</text:span><text:span text:style-name="T9">e</text:span><text:span text:style-name="T9">rt</text:span><text:span text:style-name="T9">io</text:span><text:span text:style-name="T9">n </text:span><text:span text:style-name="T9">o</text:span><text:span text:style-name="T9">f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l</text:span><text:span text:style-name="T9">u</text:span><text:span text:style-name="T9">e </text:span><text:span text:style-name="T9">p</text:span><text:span text:style-name="T9">ai</text:span><text:span text:style-name="T9">r.</text:span></text:p>
          </draw:text-box>
        </draw:frame>
        <draw:custom-shape draw:style-name="gr86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01cm" svg:y="8.001cm" svg:viewBox="0 0 5500 750" svg:d="M5500 0c-500 1000-5000 1000-5500 0">
          <text:p/>
        </draw:path>
        <draw:line draw:style-name="gr55" draw:text-style-name="P2" draw:layer="layout" svg:x1="17.501cm" svg:y1="9.501cm" svg:x2="17.501cm" svg:y2="9.501cm">
          <text:p/>
        </draw:line>
        <draw:path draw:style-name="gr69" draw:text-style-name="P2" draw:layer="layout" svg:width="4.628cm" svg:height="7.803cm" draw:transform="rotate (-1.03899450371222) translate (16.708616430811cm 4.10464121835168cm)" svg:viewBox="0 0 4629 7804" svg:d="M0 7782c819 482 5383-7275 4521-7782">
          <text:p/>
        </draw:path>
        <draw:frame draw:style-name="gr66" draw:text-style-name="P19" draw:layer="layout" svg:width="2.623cm" svg:height="0.962cm" svg:x="3.001cm" svg:y="2.729cm">
          <draw:text-box>
            <text:p><text:span text:style-name="T12">O</text:span><text:span text:style-name="T12">p</text:span><text:span text:style-name="T12">e</text:span><text:span text:style-name="T12">. </text:span><text:span text:style-name="T12">0</text:span><text:span text:style-name="T12">.</text:span></text:p>
          </draw:text-box>
        </draw:frame>
        <draw:frame draw:style-name="gr66" draw:text-style-name="P21" draw:layer="layout" svg:width="2.623cm" svg:height="0.962cm" svg:x="9.002cm" svg:y="2.729cm">
          <draw:text-box>
            <text:p><text:span text:style-name="T8">O</text:span><text:span text:style-name="T8">p</text:span><text:span text:style-name="T8">e</text:span><text:span text:style-name="T8">. </text:span><text:span text:style-name="T8">2</text:span><text:span text:style-name="T8">.</text:span></text:p>
          </draw:text-box>
        </draw:frame>
        <draw:frame draw:style-name="gr45" draw:text-style-name="P20" draw:layer="layout" svg:width="2.016cm" svg:height="1.673cm" svg:x="18.001cm" svg:y="6.196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l</text:span><text:span text:style-name="T14">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6cm" svg:y1="7.795cm" svg:x2="7.936cm" svg:y2="8.208cm">
            <text:p/>
          </draw:line>
          <draw:line draw:style-name="gr84" draw:text-style-name="P2" draw:layer="layout" svg:x1="8.086cm" svg:y1="7.795cm" svg:x2="8.286cm" svg:y2="8.208cm">
            <text:p/>
          </draw:line>
        </draw:g>
        <draw:g>
          <draw:line draw:style-name="gr60" draw:text-style-name="P2" draw:layer="layout" svg:x1="11.436cm" svg:y1="7.796cm" svg:x2="10.936cm" svg:y2="8.209cm">
            <text:p/>
          </draw:line>
          <draw:line draw:style-name="gr60" draw:text-style-name="P2" draw:layer="layout" svg:x1="11.086cm" svg:y1="7.796cm" svg:x2="11.286cm" svg:y2="8.209cm">
            <text:p/>
          </draw:line>
        </draw:g>
        <draw:g>
          <draw:line draw:style-name="gr60" draw:text-style-name="P2" draw:layer="layout" svg:x1="9.06cm" svg:y1="5.796cm" svg:x2="8.56cm" svg:y2="6.209cm">
            <text:p/>
          </draw:line>
          <draw:line draw:style-name="gr60" draw:text-style-name="P2" draw:layer="layout" svg:x1="8.71cm" svg:y1="5.796cm" svg:x2="8.91cm" svg:y2="6.209cm">
            <text:p/>
          </draw:line>
        </draw:g>
        <draw:g>
          <draw:line draw:style-name="gr60" draw:text-style-name="P2" draw:layer="layout" svg:x1="12.06cm" svg:y1="5.797cm" svg:x2="11.56cm" svg:y2="6.21cm">
            <text:p/>
          </draw:line>
          <draw:line draw:style-name="gr60" draw:text-style-name="P2" draw:layer="layout" svg:x1="11.71cm" svg:y1="5.797cm" svg:x2="11.91cm" svg:y2="6.21cm">
            <text:p/>
          </draw:line>
        </draw:g>
        <draw:frame draw:style-name="gr41" draw:text-style-name="P7" draw:layer="layout" svg:width="1.84cm" svg:height="0.962cm" svg:x="9.08cm" svg:y="10.518cm">
          <draw:text-box>
            <text:p><text:span text:style-name="T4">id</text:span><text:span text:style-name="T4">x</text:span><text:span text:style-name="T4">_</text:span><text:span text:style-name="T4">f</text:span></text:p>
          </draw:text-box>
        </draw:frame>
        <draw:frame draw:style-name="gr78" draw:text-style-name="P8" draw:layer="layout" svg:width="3.11cm" svg:height="0.962cm" svg:x="5.441cm" svg:y="10.518cm">
          <draw:text-box>
            <text:p><text:span text:style-name="T4">p</text:span><text:span text:style-name="T4">r</text:span><text:span text:style-name="T4">e</text:span><text:span text:style-name="T4">v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75" draw:text-style-name="P7" draw:layer="layout" svg:width="3.076cm" svg:height="0.962cm" svg:x="11.48cm" svg:y="10.518cm">
          <draw:text-box>
            <text:p><text:span text:style-name="T4">n</text:span><text:span text:style-name="T4">e</text:span><text:span text:style-name="T4">xt</text:span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51" draw:text-style-name="P7" draw:layer="layout" svg:width="3.283cm" svg:height="0.962cm" svg:x="14.362cm" svg:y="10.52cm">
          <draw:text-box>
            <text:p><text:span text:style-name="T4">p</text:span><text:span text:style-name="T4">r</text:span><text:span text:style-name="T4">e</text:span><text:span text:style-name="T4">v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17.964cm" svg:y="10.52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.001cm" svg:y1="11.775cm" svg:x2="10.001cm" svg:y2="11.775cm">
          <text:p/>
        </draw:line>
        <draw:frame draw:style-name="gr79" draw:text-style-name="P8" draw:layer="layout" svg:width="2.263cm" svg:height="0.962cm" svg:x="7.369cm" svg:y="11.667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f</text:span></text:p>
          </draw:text-box>
        </draw:frame>
        <draw:line draw:style-name="gr53" draw:text-style-name="P15" draw:layer="layout" svg:x1="10.001cm" svg:y1="11.772cm" svg:x2="13.001cm" svg:y2="11.772cm">
          <text:p/>
        </draw:line>
        <draw:frame draw:style-name="gr81" draw:text-style-name="P8" draw:layer="layout" svg:width="2.229cm" svg:height="0.962cm" svg:x="10.369cm" svg:y="11.664cm">
          <draw:text-box>
            <text:p><text:span text:style-name="T4">n</text:span><text:span text:style-name="T4">e</text:span><text:span text:style-name="T4">xt</text:span><text:span text:style-name="T4">_</text:span><text:span text:style-name="T4">f</text:span></text:p>
          </draw:text-box>
        </draw:frame>
        <draw:line draw:style-name="gr53" draw:text-style-name="P15" draw:layer="layout" svg:x1="7.001cm" svg:y1="12.772cm" svg:x2="13.001cm" svg:y2="12.775cm">
          <text:p/>
        </draw:line>
        <draw:frame draw:style-name="gr82" draw:text-style-name="P8" draw:layer="layout" svg:width="3.812cm" svg:height="0.962cm" svg:x="8.097cm" svg:y="12.664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t</text:span><text:span text:style-name="T4">_</text:span><text:span text:style-name="T4">f</text:span></text:p>
          </draw:text-box>
        </draw:frame>
        <draw:line draw:style-name="gr53" draw:text-style-name="P15" draw:layer="layout" svg:x1="16.001cm" svg:y1="11.781cm" svg:x2="19.001cm" svg:y2="11.781cm">
          <text:p/>
        </draw:line>
        <draw:frame draw:style-name="gr54" draw:text-style-name="P8" draw:layer="layout" svg:width="2.437cm" svg:height="0.962cm" svg:x="16.283cm" svg:y="11.673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70" draw:text-style-name="P20" draw:layer="layout" svg:width="4.583cm" svg:height="1.673cm" svg:x="13.708cm" svg:y="8.702cm">
          <draw:text-box>
            <text:p><text:span text:style-name="T14">M</text:span><text:span text:style-name="T14">o</text:span><text:span text:style-name="T14">vi</text:span><text:span text:style-name="T14">n</text:span><text:span text:style-name="T14">g </text:span><text:span text:style-name="T14">s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l</text:span><text:span text:style-name="T15">u</text:span><text:span text:style-name="T15">e </text:span><text:span text:style-name="T15">p</text:span><text:span text:style-name="T15">ai</text:span><text:span text:style-name="T15">r.</text:span></text:p>
          </draw:text-box>
        </draw:frame>
        <draw:frame draw:style-name="gr66" draw:text-style-name="P22" draw:layer="layout" svg:width="2.623cm" svg:height="0.962cm" svg:x="11.504cm" svg:y="8.697cm">
          <draw:text-box>
            <text:p><text:span text:style-name="T16">O</text:span><text:span text:style-name="T16">p</text:span><text:span text:style-name="T16">e</text:span><text:span text:style-name="T16">. </text:span><text:span text:style-name="T16">1</text:span><text:span text:style-name="T16">.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46" draw:text-style-name="P14" draw:layer="layout" svg:width="1.501cm" svg:height="0.662cm" svg:x="17.18cm" svg:y="5.245cm">
          <draw:text-box>
            <text:p text:style-name="P11"><text:span text:style-name="T11">e</text:span><text:span text:style-name="T11">m</text:span><text:span text:style-name="T11">pty</text:span></text:p>
          </draw:text-box>
        </draw:frame>
        <draw:line draw:style-name="gr71" draw:text-style-name="P2" draw:layer="layout" svg:x1="17.419cm" svg:y1="5.563cm" svg:x2="18.442cm" svg:y2="5.563cm">
          <text:p/>
        </draw:line>
        <draw:line draw:style-name="gr71" draw:text-style-name="P2" draw:layer="layout" svg:x1="17.419cm" svg:y1="5.643cm" svg:x2="18.44cm" svg:y2="5.643cm">
          <text:p/>
        </draw:lin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</text:span><text:span text:style-name="T17">t</text:span></text:p>
          </draw:text-box>
        </draw:frame>
        <draw:custom-shape draw:style-name="gr72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.001cm" svg:y="6.197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l</text:span><text:span text:style-name="T9">u</text:span><text:span text:style-name="T9">e</text:span></text:p>
          </draw:text-box>
        </draw:frame>
        <draw:frame draw:style-name="gr42" draw:text-style-name="P14" draw:layer="layout" svg:width="1.095cm" svg:height="0.662cm" svg:x="15.814cm" svg:y="8cm">
          <draw:text-box>
            <text:p text:style-name="P11"><text:span text:style-name="T11">las</text:span><text:span text:style-name="T11">t</text:span></text:p>
          </draw:text-box>
        </draw:frame>
        <draw:line draw:style-name="gr71" draw:text-style-name="P2" draw:layer="layout" svg:x1="16.001cm" svg:y1="8.32cm" svg:x2="16.701cm" svg:y2="8.32cm">
          <text:p/>
        </draw:line>
        <draw:line draw:style-name="gr71" draw:text-style-name="P2" draw:layer="layout" svg:x1="16.001cm" svg:y1="8.4cm" svg:x2="16.701cm" svg:y2="8.4cm">
          <text:p/>
        </draw:lin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i</text:span><text:span text:style-name="T6">n</text:span><text:span text:style-name="T6">s</text:span><text:span text:style-name="T6">e</text:span><text:span text:style-name="T6">rt</text:span><text:span text:style-name="T6">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1</text:span><text:span text:style-name="T6">1 </text:span><text:span text:style-name="T6">(</text:span><text:span text:style-name="T6">h</text:span><text:span text:style-name="T6">a</text:span><text:span text:style-name="T6">r</text:span><text:span text:style-name="T6">d</text:span><text:span text:style-name="T6">)’</text:span><text:span text:style-name="T7">.</text:span></text:p>
          </draw:text-box>
        </draw:frame>
      </draw:page>
      <draw:page draw:name="page23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71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1cm">
          <draw:text-box>
            <text:p text:style-name="P11"><text:span text:style-name="T11">firs</text:span><text:span text:style-name="T11">t</text:span></text:p>
          </draw:text-box>
        </draw:frame>
        <draw:line draw:style-name="gr47" draw:text-style-name="P15" draw:layer="layout" svg:x1="13cm" svg:y1="12.002cm" svg:x2="13cm" svg:y2="11.3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line draw:style-name="gr47" draw:text-style-name="P2" draw:layer="layout" svg:x1="14.5cm" svg:y1="11.002cm" svg:x2="14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line draw:style-name="gr80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><text:span text:style-name="T13">3 </text:span><text:span text:style-name="T13">k</text:span><text:span text:style-name="T13">e</text:span><text:span text:style-name="T13">y</text:span><text:span text:style-name="T13">s </text:span><text:span text:style-name="T13">a</text:span><text:span text:style-name="T13">r</text:span><text:span text:style-name="T13">e</text:span></text:p>
            <text:p><text:span text:style-name="T13">al</text:span><text:span text:style-name="T13">r</text:span><text:span text:style-name="T13">e</text:span><text:span text:style-name="T13">a</text:span><text:span text:style-name="T13">d</text:span><text:span text:style-name="T13">y </text:span><text:span text:style-name="T13">in</text:span><text:span text:style-name="T13">s</text:span><text:span text:style-name="T13">e</text:span><text:span text:style-name="T13">rt</text:span><text:span text:style-name="T13">e</text:span><text:span text:style-name="T13">d</text:span><text:span text:style-name="T13">.</text:span></text:p>
          </draw:text-box>
        </draw:frame>
        <draw:frame draw:style-name="gr67" draw:text-style-name="P10" draw:layer="layout" svg:width="5.574cm" svg:height="1.673cm" svg:x="9cm" svg:y="3.53cm">
          <draw:text-box>
            <text:p><text:span text:style-name="T9">N</text:span><text:span text:style-name="T9">e</text:span><text:span text:style-name="T9">w </text:span><text:span text:style-name="T9">in</text:span><text:span text:style-name="T9">s</text:span><text:span text:style-name="T9">e</text:span><text:span text:style-name="T9">rt</text:span><text:span text:style-name="T9">io</text:span><text:span text:style-name="T9">n </text:span><text:span text:style-name="T9">o</text:span><text:span text:style-name="T9">f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l</text:span><text:span text:style-name="T9">u</text:span><text:span text:style-name="T9">e </text:span><text:span text:style-name="T9">p</text:span><text:span text:style-name="T9">ai</text:span><text:span text:style-name="T9">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2cm" svg:viewBox="0 0 5500 750" svg:d="M5500 0c-500 1000-5000 1000-5500 0">
          <text:p/>
        </draw:path>
        <draw:line draw:style-name="gr55" draw:text-style-name="P2" draw:layer="layout" svg:x1="17.5cm" svg:y1="9.502cm" svg:x2="17.5cm" svg:y2="9.502cm">
          <text:p/>
        </draw:line>
        <draw:path draw:style-name="gr85" draw:text-style-name="P2" draw:layer="layout" svg:width="1.732cm" svg:height="2.67cm" draw:transform="rotate (-1.03899450371222) translate (12.2508777249755cm 6.72771868964191cm)" svg:viewBox="0 0 1733 2671" svg:d="M0 2612c819 481 2339-2105 1477-2612">
          <text:p/>
        </draw:path>
        <draw:frame draw:style-name="gr70" draw:text-style-name="P20" draw:layer="layout" svg:width="4.583cm" svg:height="1.673cm" svg:x="13.706cm" svg:y="8.702cm">
          <draw:text-box>
            <text:p><text:span text:style-name="T14">M</text:span><text:span text:style-name="T14">o</text:span><text:span text:style-name="T14">vi</text:span><text:span text:style-name="T14">n</text:span><text:span text:style-name="T14">g </text:span><text:span text:style-name="T14">s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l</text:span><text:span text:style-name="T15">u</text:span><text:span text:style-name="T15">e </text:span><text:span text:style-name="T15">p</text:span><text:span text:style-name="T15">ai</text:span><text:span text:style-name="T15">r.</text:span></text:p>
          </draw:text-box>
        </draw:frame>
        <draw:frame draw:style-name="gr66" draw:text-style-name="P28" draw:layer="layout" svg:width="2.623cm" svg:height="0.962cm" svg:x="3cm" svg:y="2.73cm">
          <draw:text-box>
            <text:p><text:span text:style-name="T18">O</text:span><text:span text:style-name="T18">p</text:span><text:span text:style-name="T18">e</text:span><text:span text:style-name="T18">. </text:span><text:span text:style-name="T18">0</text:span><text:span text:style-name="T18">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><text:span text:style-name="T19">O</text:span><text:span text:style-name="T19">p</text:span><text:span text:style-name="T19">e</text:span><text:span text:style-name="T19">. </text:span><text:span text:style-name="T19">2</text:span><text:span text:style-name="T19">.</text:span></text:p>
          </draw:text-box>
        </draw:frame>
        <draw:frame draw:style-name="gr66" draw:text-style-name="P22" draw:layer="layout" svg:width="2.623cm" svg:height="0.962cm" svg:x="11.502cm" svg:y="8.697cm">
          <draw:text-box>
            <text:p><text:span text:style-name="T16">O</text:span><text:span text:style-name="T16">p</text:span><text:span text:style-name="T16">e</text:span><text:span text:style-name="T16">. </text:span><text:span text:style-name="T16">1</text:span><text:span text:style-name="T16">.</text:span></text:p>
          </draw:text-box>
        </draw:frame>
        <draw:frame draw:style-name="gr45" draw:text-style-name="P20" draw:layer="layout" svg:width="2.016cm" svg:height="1.673cm" svg:x="12cm" svg:y="6.197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l</text:span><text:span text:style-name="T14">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frame draw:style-name="gr41" draw:text-style-name="P7" draw:layer="layout" svg:width="1.84cm" svg:height="0.962cm" svg:x="9.079cm" svg:y="10.519cm">
          <draw:text-box>
            <text:p><text:span text:style-name="T4">id</text:span><text:span text:style-name="T4">x</text:span><text:span text:style-name="T4">_</text:span><text:span text:style-name="T4">f</text:span></text:p>
          </draw:text-box>
        </draw:frame>
        <draw:frame draw:style-name="gr78" draw:text-style-name="P8" draw:layer="layout" svg:width="3.11cm" svg:height="0.962cm" svg:x="5.44cm" svg:y="10.519cm">
          <draw:text-box>
            <text:p><text:span text:style-name="T4">p</text:span><text:span text:style-name="T4">r</text:span><text:span text:style-name="T4">e</text:span><text:span text:style-name="T4">v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52" draw:text-style-name="P7" draw:layer="layout" svg:width="2.051cm" svg:height="0.962cm" svg:x="11.963cm" svg:y="10.521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cm" svg:y1="11.776cm" svg:x2="10cm" svg:y2="11.776cm">
          <text:p/>
        </draw:line>
        <draw:frame draw:style-name="gr79" draw:text-style-name="P8" draw:layer="layout" svg:width="2.263cm" svg:height="0.962cm" svg:x="7.368cm" svg:y="11.668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f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frame draw:style-name="gr42" draw:text-style-name="P30" draw:layer="layout" svg:width="1.095cm" svg:height="0.662cm" svg:x="12.813cm" svg:y="8.001cm">
          <draw:text-box>
            <text:p text:style-name="P11"><text:span text:style-name="T20">las</text:span><text:span text:style-name="T20">t</text:span></text:p>
          </draw:text-box>
        </draw:frame>
        <draw:path draw:style-name="gr43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2" draw:text-style-name="P27" draw:layer="layout" svg:width="1.095cm" svg:height="0.662cm" svg:x="9.11cm" svg:y="8.001cm">
          <draw:text-box>
            <text:p text:style-name="P11"><text:span text:style-name="T17">firs</text:span><text:span text:style-name="T17">t</text:span></text:p>
          </draw:text-box>
        </draw:fram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l</text:span><text:span text:style-name="T9">u</text:span><text:span text:style-name="T9">e</text:span></text:p>
          </draw:text-box>
        </draw:frame>
        <draw:frame draw:style-name="gr46" draw:text-style-name="P14" draw:layer="layout" svg:width="1.501cm" svg:height="0.662cm" svg:x="12.881cm" svg:y="5.246cm">
          <draw:text-box>
            <text:p text:style-name="P11"><text:span text:style-name="T11">e</text:span><text:span text:style-name="T11">m</text:span><text:span text:style-name="T11">pty</text:span></text:p>
          </draw:text-box>
        </draw:frame>
        <draw:line draw:style-name="gr71" draw:text-style-name="P2" draw:layer="layout" svg:x1="13.12cm" svg:y1="5.564cm" svg:x2="14.143cm" svg:y2="5.564cm">
          <text:p/>
        </draw:line>
        <draw:line draw:style-name="gr71" draw:text-style-name="P2" draw:layer="layout" svg:x1="13.12cm" svg:y1="5.644cm" svg:x2="14.141cm" svg:y2="5.644cm">
          <text:p/>
        </draw:line>
      </draw:page>
      <draw:page draw:name="page24" draw:style-name="dp1" draw:master-page-name="標準">
        <draw:frame draw:style-name="gr38" draw:text-style-name="P1" draw:layer="layout" svg:width="11.683cm" svg:height="0.962cm" svg:x="3.3cm" svg:y="0.05cm">
          <draw:text-box>
            <text:p><text:span text:style-name="T7">p</text:span><text:span text:style-name="T7">a</text:span><text:span text:style-name="T7">g</text:span><text:span text:style-name="T7">e </text:span><text:span text:style-name="T7">f</text:span><text:span text:style-name="T7">o</text:span><text:span text:style-name="T7">r </text:span><text:span text:style-name="T7">s</text:span><text:span text:style-name="T7">pl</text:span><text:span text:style-name="T7">itt</text:span><text:span text:style-name="T7">in</text:span><text:span text:style-name="T7">g</text:span><text:span text:style-name="T7">.</text:span></text:p>
          </draw:text-box>
        </draw:frame>
        <draw:custom-shape draw:style-name="gr87" draw:text-style-name="P31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</text:span><text:span text:style-name="T6">d</text:span><text:span text:style-name="T6">e</text:span><text:span text:style-name="T6">l</text:span><text:span text:style-name="T6">e</text:span><text:span text:style-name="T6">t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0</text:span><text:span text:style-name="T6">1</text:span><text:span text:style-name="T6">’</text:span><text:span text:style-name="T7">.</text:span></text:p>
          </draw:text-box>
        </draw:frame>
      </draw:page>
      <draw:page draw:name="page26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9.913cm" svg:height="0.962cm" svg:x="2.8cm" svg:y="1.731cm">
          <draw:text-box>
            <text:p><text:span text:style-name="T9">T</text:span><text:span text:style-name="T9">hi</text:span><text:span text:style-name="T9">s </text:span><text:span text:style-name="T9">sl</text:span><text:span text:style-name="T9">id</text:span><text:span text:style-name="T9">e </text:span><text:span text:style-name="T9">is </text:span><text:span text:style-name="T9">u</text:span><text:span text:style-name="T9">n</text:span><text:span text:style-name="T9">d</text:span><text:span text:style-name="T9">e</text:span><text:span text:style-name="T9">r </text:span><text:span text:style-name="T9">c</text:span><text:span text:style-name="T9">o</text:span><text:span text:style-name="T9">n</text:span><text:span text:style-name="T9">st</text:span><text:span text:style-name="T9">r</text:span><text:span text:style-name="T9">u</text:span><text:span text:style-name="T9">ct</text:span><text:span text:style-name="T9">io</text:span><text:span text:style-name="T9">n </text:span><text:span text:style-name="T9">!!</text:span><text:span text:style-name="T9">!</text:span></text:p>
          </draw:text-box>
        </draw:fram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2" draw:text-style-name="P14" draw:layer="layout" svg:width="1.095cm" svg:height="0.662cm" svg:x="3.11cm" svg:y="8.502cm">
          <draw:text-box>
            <text:p text:style-name="P11"><text:span text:style-name="T11">firs</text:span><text:span text:style-name="T11">t</text:span></text:p>
          </draw:text-box>
        </draw:frame>
        <draw:path draw:style-name="gr43" draw:text-style-name="P2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72" draw:text-style-name="P13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2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1.501cm" svg:height="0.662cm" svg:x="5.024cm" svg:y="6.003cm">
          <draw:text-box>
            <text:p text:style-name="P33"><text:span text:style-name="T10">e</text:span><text:span text:style-name="T10">m</text:span><text:span text:style-name="T10">pty</text:span></text:p>
          </draw:text-box>
        </draw:frame>
        <draw:frame draw:style-name="gr90" draw:text-style-name="P17" draw:layer="layout" svg:width="2.085cm" svg:height="1.673cm" svg:x="2.955cm" svg:y="6.668cm">
          <draw:text-box>
            <text:p><text:span text:style-name="T13">el</text:span><text:span text:style-name="T13">e</text:span><text:span text:style-name="T13">m</text:span><text:span text:style-name="T13">-</text:span></text:p>
            <text:p><text:span text:style-name="T13">e</text:span><text:span text:style-name="T13">n</text:span><text:span text:style-name="T13">t</text:span><text:span text:style-name="T13">0</text:span><text:span text:style-name="T13">1</text:span></text:p>
          </draw:text-box>
        </draw:frame>
        <draw:g>
          <draw:line draw:style-name="gr60" draw:text-style-name="P2" draw:layer="layout" svg:x1="5.199cm" svg:y1="6.64cm" svg:x2="2.849cm" svg:y2="8.353cm">
            <text:p/>
          </draw:line>
          <draw:line draw:style-name="gr60" draw:text-style-name="P2" draw:layer="layout" svg:x1="3.554cm" svg:y1="6.64cm" svg:x2="4.494cm" svg:y2="8.353cm">
            <text:p/>
          </draw:line>
        </draw:g>
        <draw:line draw:style-name="gr43" draw:text-style-name="P2" draw:layer="layout" svg:x1="3.305cm" svg:y1="8.821cm" svg:x2="4.005cm" svg:y2="8.821cm">
          <text:p/>
        </draw:line>
        <draw:line draw:style-name="gr43" draw:text-style-name="P2" draw:layer="layout" svg:x1="3.305cm" svg:y1="8.901cm" svg:x2="4.005cm" svg:y2="8.901cm">
          <text:p/>
        </draw:line>
        <draw:custom-shape draw:style-name="gr4" draw:text-style-name="P16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0.586cm" svg:height="0.962cm" svg:x="3cm" svg:y="4.533cm">
          <draw:text-box>
            <text:p><text:span text:style-name="T12">O</text:span><text:span text:style-name="T12">p</text:span><text:span text:style-name="T12">e</text:span><text:span text:style-name="T12">. </text:span><text:span text:style-name="T12">0</text:span><text:span text:style-name="T12">.</text:span><text:span text:style-name="T13"> </text:span><text:span text:style-name="T13">1 </text:span><text:span text:style-name="T13">k</text:span><text:span text:style-name="T13">e</text:span><text:span text:style-name="T13">y </text:span><text:span text:style-name="T13">is </text:span><text:span text:style-name="T13">al</text:span><text:span text:style-name="T13">r</text:span><text:span text:style-name="T13">e</text:span><text:span text:style-name="T13">a</text:span><text:span text:style-name="T13">d</text:span><text:span text:style-name="T13">y </text:span><text:span text:style-name="T13">in</text:span><text:span text:style-name="T13">s</text:span><text:span text:style-name="T13">e</text:span><text:span text:style-name="T13">rt</text:span><text:span text:style-name="T13">e</text:span><text:span text:style-name="T13">d</text:span><text:span text:style-name="T13">.</text:span></text:p>
          </draw:text-box>
        </draw:frame>
        <draw:frame draw:style-name="gr39" draw:text-style-name="P10" draw:layer="layout" svg:width="12.131cm" svg:height="0.962cm" svg:x="3.001cm" svg:y="3.03cm">
          <draw:text-box>
            <text:p><text:span text:style-name="T8">O</text:span><text:span text:style-name="T8">p</text:span><text:span text:style-name="T8">e</text:span><text:span text:style-name="T8">. </text:span><text:span text:style-name="T8">1</text:span><text:span text:style-name="T8">.</text:span><text:span text:style-name="T9"> </text:span><text:span text:style-name="T9">D</text:span><text:span text:style-name="T9">el</text:span><text:span text:style-name="T9">e</text:span><text:span text:style-name="T9">ti</text:span><text:span text:style-name="T9">o</text:span><text:span text:style-name="T9">n </text:span><text:span text:style-name="T9">o</text:span><text:span text:style-name="T9">f </text:span><text:span text:style-name="T9">el</text:span><text:span text:style-name="T9">e</text:span><text:span text:style-name="T9">m</text:span><text:span text:style-name="T9">e</text:span><text:span text:style-name="T9">n</text:span><text:span text:style-name="T9">t</text:span><text:span text:style-name="T9">0</text:span><text:span text:style-name="T9">1</text:span><text:span text:style-name="T9">.</text:span></text:p>
          </draw:text-box>
        </draw:frame>
        <draw:custom-shape draw:style-name="gr10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7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</text:span><text:span text:style-name="T6">d</text:span><text:span text:style-name="T6">e</text:span><text:span text:style-name="T6">l</text:span><text:span text:style-name="T6">e</text:span><text:span text:style-name="T6">t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0</text:span><text:span text:style-name="T6">2</text:span><text:span text:style-name="T6">’</text:span><text:span text:style-name="T7">.</text:span></text:p>
          </draw:text-box>
        </draw:frame>
      </draw:page>
      <draw:page draw:name="page28" draw:style-name="dp1" draw:master-page-name="標準"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1cm">
          <draw:text-box>
            <text:p text:style-name="P11"><text:span text:style-name="T11">firs</text:span><text:span text:style-name="T11">t</text:span></text:p>
          </draw:text-box>
        </draw:frame>
        <draw:path draw:style-name="gr43" draw:text-style-name="P2" draw:layer="layout" svg:width="0.729cm" svg:height="0.587cm" draw:transform="rotate (-2.03453030904979) translate (11.0561068454727cm 7.709592052557cm)" svg:viewBox="0 0 730 588" svg:d="M59 588c-223-448 224-671 671-560">
          <text:p/>
        </draw:path>
        <draw:path draw:style-name="gr43" draw:text-style-name="P2" draw:layer="layout" svg:width="1.363cm" svg:height="0.344cm" draw:transform="rotate (-2.03453030904979) translate (11.25cm 5.85cm)" svg:viewBox="0 0 1364 345" svg:d="M1364 156c0 0-1029 515-1364-156">
          <text:p/>
        </draw:path>
        <draw:frame draw:style-name="gr91" draw:text-style-name="P10" draw:layer="layout" svg:width="9.138cm" svg:height="0.962cm" svg:x="3cm" svg:y="4.03cm">
          <draw:text-box>
            <text:p><text:span text:style-name="T19">O</text:span><text:span text:style-name="T19">p</text:span><text:span text:style-name="T19">e</text:span><text:span text:style-name="T19">. </text:span><text:span text:style-name="T19">1</text:span><text:span text:style-name="T19">. </text:span><text:span text:style-name="T9">D</text:span><text:span text:style-name="T9">el</text:span><text:span text:style-name="T9">e</text:span><text:span text:style-name="T9">ti</text:span><text:span text:style-name="T9">o</text:span><text:span text:style-name="T9">n </text:span><text:span text:style-name="T9">o</text:span><text:span text:style-name="T9">f </text:span><text:span text:style-name="T9">el</text:span><text:span text:style-name="T9">e</text:span><text:span text:style-name="T9">m</text:span><text:span text:style-name="T9">e</text:span><text:span text:style-name="T9">n</text:span><text:span text:style-name="T9">t</text:span><text:span text:style-name="T9">0</text:span><text:span text:style-name="T9">3</text:span><text:span text:style-name="T9">.</text:span></text:p>
          </draw:text-box>
        </draw:frame>
        <draw:custom-shape draw:style-name="gr10" draw:text-style-name="P4" draw:layer="layout" svg:width="1.5cm" svg:height="0.551cm" svg:x="3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17" draw:layer="layout" svg:width="2.085cm" svg:height="1.673cm" svg:x="5.957cm" svg:y="6.166cm">
          <draw:text-box>
            <text:p><text:span text:style-name="T13">el</text:span><text:span text:style-name="T13">e</text:span><text:span text:style-name="T13">m</text:span><text:span text:style-name="T13">-</text:span></text:p>
            <text:p><text:span text:style-name="T13">e</text:span><text:span text:style-name="T13">n</text:span><text:span text:style-name="T13">t</text:span><text:span text:style-name="T13">0</text:span><text:span text:style-name="T13">2</text:span></text:p>
          </draw:text-box>
        </draw:frame>
        <draw:frame draw:style-name="gr90" draw:text-style-name="P17" draw:layer="layout" svg:width="2.085cm" svg:height="1.673cm" svg:x="2.958cm" svg:y="6.167cm">
          <draw:text-box>
            <text:p><text:span text:style-name="T13">el</text:span><text:span text:style-name="T13">e</text:span><text:span text:style-name="T13">m</text:span><text:span text:style-name="T13">-</text:span></text:p>
            <text:p><text:span text:style-name="T13">e</text:span><text:span text:style-name="T13">n</text:span><text:span text:style-name="T13">t</text:span><text:span text:style-name="T13">0</text:span><text:span text:style-name="T13">1</text:span></text:p>
          </draw:text-box>
        </draw:frame>
        <draw:custom-shape draw:style-name="gr92" draw:text-style-name="P32" draw:layer="layout" svg:width="2cm" svg:height="2cm" svg:x="9.001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1.501cm" svg:height="0.662cm" svg:x="11.025cm" svg:y="5.5cm">
          <draw:text-box>
            <text:p text:style-name="P33"><text:span text:style-name="T10">e</text:span><text:span text:style-name="T10">m</text:span><text:span text:style-name="T10">pty</text:span></text:p>
          </draw:text-box>
        </draw:frame>
        <draw:frame draw:style-name="gr42" draw:text-style-name="P14" draw:layer="layout" svg:width="1.095cm" svg:height="0.662cm" svg:x="9.815cm" svg:y="8cm">
          <draw:text-box>
            <text:p text:style-name="P11"><text:span text:style-name="T11">las</text:span><text:span text:style-name="T11">t</text:span></text:p>
          </draw:text-box>
        </draw:frame>
        <draw:line draw:style-name="gr43" draw:text-style-name="P2" draw:layer="layout" svg:x1="10.002cm" svg:y1="8.32cm" svg:x2="10.702cm" svg:y2="8.32cm">
          <text:p/>
        </draw:line>
        <draw:line draw:style-name="gr43" draw:text-style-name="P2" draw:layer="layout" svg:x1="10.002cm" svg:y1="8.4cm" svg:x2="10.702cm" svg:y2="8.4cm">
          <text:p/>
        </draw:line>
        <draw:frame draw:style-name="gr90" draw:text-style-name="P17" draw:layer="layout" svg:width="2.085cm" svg:height="1.673cm" svg:x="8.956cm" svg:y="6.165cm">
          <draw:text-box>
            <text:p><text:span text:style-name="T13">el</text:span><text:span text:style-name="T13">e</text:span><text:span text:style-name="T13">m</text:span><text:span text:style-name="T13">-</text:span></text:p>
            <text:p><text:span text:style-name="T13">e</text:span><text:span text:style-name="T13">n</text:span><text:span text:style-name="T13">t</text:span><text:span text:style-name="T13">0</text:span><text:span text:style-name="T13">3</text:span></text:p>
          </draw:text-box>
        </draw:frame>
        <draw:g>
          <draw:line draw:style-name="gr60" draw:text-style-name="P2" draw:layer="layout" svg:x1="11.2cm" svg:y1="6.137cm" svg:x2="8.85cm" svg:y2="7.85cm">
            <text:p/>
          </draw:line>
          <draw:line draw:style-name="gr60" draw:text-style-name="P2" draw:layer="layout" svg:x1="9.555cm" svg:y1="6.137cm" svg:x2="10.495cm" svg:y2="7.85cm">
            <text:p/>
          </draw:line>
        </draw:g>
      </draw:page>
      <draw:page draw:name="page29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</text:span><text:span text:style-name="T6">d</text:span><text:span text:style-name="T6">e</text:span><text:span text:style-name="T6">l</text:span><text:span text:style-name="T6">e</text:span><text:span text:style-name="T6">t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0</text:span><text:span text:style-name="T6">3</text:span><text:span text:style-name="T6">’</text:span><text:span text:style-name="T7">.</text:span></text:p>
          </draw:text-box>
        </draw:frame>
      </draw:page>
      <draw:page draw:name="page30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9.913cm" svg:height="0.962cm" svg:x="2.8cm" svg:y="1.731cm">
          <draw:text-box>
            <text:p><text:span text:style-name="T9">T</text:span><text:span text:style-name="T9">hi</text:span><text:span text:style-name="T9">s </text:span><text:span text:style-name="T9">sl</text:span><text:span text:style-name="T9">id</text:span><text:span text:style-name="T9">e </text:span><text:span text:style-name="T9">is </text:span><text:span text:style-name="T9">u</text:span><text:span text:style-name="T9">n</text:span><text:span text:style-name="T9">d</text:span><text:span text:style-name="T9">e</text:span><text:span text:style-name="T9">r </text:span><text:span text:style-name="T9">c</text:span><text:span text:style-name="T9">o</text:span><text:span text:style-name="T9">n</text:span><text:span text:style-name="T9">st</text:span><text:span text:style-name="T9">r</text:span><text:span text:style-name="T9">u</text:span><text:span text:style-name="T9">ct</text:span><text:span text:style-name="T9">io</text:span><text:span text:style-name="T9">n </text:span><text:span text:style-name="T9">!!</text:span><text:span text:style-name="T9">!</text:span></text:p>
          </draw:text-box>
        </draw:frame>
      </draw:page>
      <draw:page draw:name="page31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t </text:span><text:span text:style-name="T1">p</text:span><text:span text:style-name="T1">a</text:span><text:span text:style-name="T1">g</text:span><text:span text:style-name="T1">e </text:span><text:span text:style-name="T1">is </text:span><text:span text:style-name="T6">‘</text:span><text:span text:style-name="T6">d</text:span><text:span text:style-name="T6">e</text:span><text:span text:style-name="T6">l</text:span><text:span text:style-name="T6">e</text:span><text:span text:style-name="T6">ti</text:span><text:span text:style-name="T6">o</text:span><text:span text:style-name="T6">n </text:span><text:span text:style-name="T6">c</text:span><text:span text:style-name="T6">a</text:span><text:span text:style-name="T6">s</text:span><text:span text:style-name="T6">e</text:span><text:span text:style-name="T6">0</text:span><text:span text:style-name="T6">4</text:span><text:span text:style-name="T6">’</text:span><text:span text:style-name="T7">.</text:span></text:p>
          </draw:text-box>
        </draw:frame>
      </draw:page>
      <draw:page draw:name="page32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9.913cm" svg:height="0.962cm" svg:x="2.8cm" svg:y="1.731cm">
          <draw:text-box>
            <text:p><text:span text:style-name="T9">T</text:span><text:span text:style-name="T9">hi</text:span><text:span text:style-name="T9">s </text:span><text:span text:style-name="T9">sl</text:span><text:span text:style-name="T9">id</text:span><text:span text:style-name="T9">e </text:span><text:span text:style-name="T9">is </text:span><text:span text:style-name="T9">u</text:span><text:span text:style-name="T9">n</text:span><text:span text:style-name="T9">d</text:span><text:span text:style-name="T9">e</text:span><text:span text:style-name="T9">r </text:span><text:span text:style-name="T9">c</text:span><text:span text:style-name="T9">o</text:span><text:span text:style-name="T9">n</text:span><text:span text:style-name="T9">st</text:span><text:span text:style-name="T9">r</text:span><text:span text:style-name="T9">u</text:span><text:span text:style-name="T9">ct</text:span><text:span text:style-name="T9">io</text:span><text:span text:style-name="T9">n </text:span><text:span text:style-name="T9">!!</text:span><text:span text:style-name="T9">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2T23:16:31.034624472</dc:date>
    <meta:editing-duration>PT17H15M28S</meta:editing-duration>
    <meta:editing-cycles>487</meta:editing-cycles>
    <meta:generator>LibreOffice/5.1.6.2$Linux_X86_64 LibreOffice_project/10m0$Build-2</meta:generator>
    <meta:document-statistic meta:object-count="813"/>
  </office:meta>
</office:document-meta>
</file>